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54.85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93.2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2.06pt"/>
    </style:style>
    <style:style style:name="co8" style:family="table-column">
      <style:table-column-properties fo:break-before="auto" style:column-width="85.41pt"/>
    </style:style>
    <style:style style:name="co9" style:family="table-column">
      <style:table-column-properties fo:break-before="auto" style:column-width="7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gle_energy_interactions_normalised" table:style-name="ta1">
        <table:shapes>
          <draw:frame draw:z-index="0" draw:style-name="gr1" draw:text-style-name="P1" svg:width="890.31pt" svg:height="338.83pt" svg:x="56.89pt" svg:y="9.81pt">
            <draw:object draw:notify-on-update-of-ranges="single_energy_interactions_normalised.D2:single_energy_interactions_normalised.D642 single_energy_interactions_normalised.E2:single_energy_interactions_normalised.E642 single_energy_interactions_normalised.J2:single_energy_interactions_normalised.J642 single_energy_interactions_normalised.K2:single_energy_interactions_normalised.K6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pr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.00398" calcext:value-type="float">
            <text:p>0.00398</text:p>
          </table:table-cell>
          <table:table-cell/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00243" calcext:value-type="float">
            <text:p>0.00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7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00556" calcext:value-type="float">
            <text:p>0.00556</text:p>
          </table:table-cell>
          <table:table-cell/>
          <table:table-cell office:value-type="string" calcext:value-type="string">
            <text:p>1c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0139" calcext:value-type="float">
            <text:p>0.00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00463" calcext:value-type="float">
            <text:p>0.00463</text:p>
          </table:table-cell>
          <table:table-cell/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00203" calcext:value-type="float">
            <text:p>0.002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2335" calcext:value-type="float">
            <text:p>0.02335</text:p>
          </table:table-cell>
          <table:table-cell/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00098" calcext:value-type="float">
            <text:p>0.00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6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00307" calcext:value-type="float">
            <text:p>0.00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0597" calcext:value-type="float">
            <text:p>0.00597</text:p>
          </table:table-cell>
          <table:table-cell/>
          <table:table-cell office:value-type="string" calcext:value-type="string">
            <text:p>1be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0.00107" calcext:value-type="float">
            <text:p>0.00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k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1y7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.00116" calcext:value-type="float">
            <text:p>0.00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8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00932" calcext:value-type="float">
            <text:p>0.00932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00092" calcext:value-type="float">
            <text:p>0.00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o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00172" calcext:value-type="float">
            <text:p>0.00172</text:p>
          </table:table-cell>
          <table:table-cell/>
          <table:table-cell office:value-type="string" calcext:value-type="string">
            <text:p>1k8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00179" calcext:value-type="float">
            <text:p>0.001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z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3882" calcext:value-type="float">
            <text:p>0.03882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00023" calcext:value-type="float">
            <text:p>0.000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3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00709" calcext:value-type="float">
            <text:p>0.00709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00085" calcext:value-type="float">
            <text:p>0.000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9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1579" calcext:value-type="float">
            <text:p>0.01579</text:p>
          </table:table-cell>
          <table:table-cell/>
          <table:table-cell office:value-type="string" calcext:value-type="string">
            <text:p>1fg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00131" calcext:value-type="float">
            <text:p>0.00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m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1646" calcext:value-type="float">
            <text:p>0.01646</text:p>
          </table:table-cell>
          <table:table-cell/>
          <table:table-cell office:value-type="string" calcext:value-type="string">
            <text:p>1pc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.00357" calcext:value-type="float">
            <text:p>0.00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082" calcext:value-type="float">
            <text:p>0.01082</text:p>
          </table:table-cell>
          <table:table-cell/>
          <table:table-cell office:value-type="string" calcext:value-type="string">
            <text:p>1j1z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0.00197" calcext:value-type="float">
            <text:p>0.00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8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00598" calcext:value-type="float">
            <text:p>0.00598</text:p>
          </table:table-cell>
          <table:table-cell/>
          <table:table-cell office:value-type="string" calcext:value-type="string">
            <text:p>1a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0064" calcext:value-type="float">
            <text:p>0.00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r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3636" calcext:value-type="float">
            <text:p>0.03636</text:p>
          </table:table-cell>
          <table:table-cell/>
          <table:table-cell office:value-type="string" calcext:value-type="string">
            <text:p>1ac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00192" calcext:value-type="float">
            <text:p>0.001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00537" calcext:value-type="float">
            <text:p>0.00537</text:p>
          </table:table-cell>
          <table:table-cell/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00105" calcext:value-type="float">
            <text:p>0.00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1384" calcext:value-type="float">
            <text:p>0.01384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0019" calcext:value-type="float">
            <text:p>0.0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00226" calcext:value-type="float">
            <text:p>0.00226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00025" calcext:value-type="float">
            <text:p>0.00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00665" calcext:value-type="float">
            <text:p>0.00665</text:p>
          </table:table-cell>
          <table:table-cell/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00128" calcext:value-type="float">
            <text:p>0.00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5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00266" calcext:value-type="float">
            <text:p>0.00266</text:p>
          </table:table-cell>
          <table:table-cell/>
          <table:table-cell office:value-type="string" calcext:value-type="string">
            <text:p>1f02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0131" calcext:value-type="float">
            <text:p>0.00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1279" calcext:value-type="float">
            <text:p>0.01279</text:p>
          </table:table-cell>
          <table:table-cell/>
          <table:table-cell office:value-type="string" calcext:value-type="string">
            <text:p>1a6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00096" calcext:value-type="float">
            <text:p>0.000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0117" calcext:value-type="float">
            <text:p>0.0117</text:p>
          </table:table-cell>
          <table:table-cell/>
          <table:table-cell office:value-type="string" calcext:value-type="string">
            <text:p>1a1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00969" calcext:value-type="float">
            <text:p>0.009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7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string" calcext:value-type="string">
            <text:p>1bcc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0149" calcext:value-type="float">
            <text:p>0.00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1tt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 office:value-type="float" office:value="0.00068" calcext:value-type="float">
            <text:p>0.00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s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2797" calcext:value-type="float">
            <text:p>0.02797</text:p>
          </table:table-cell>
          <table:table-cell/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00272" calcext:value-type="float">
            <text:p>0.00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1234" calcext:value-type="float">
            <text:p>0.01234</text:p>
          </table:table-cell>
          <table:table-cell/>
          <table:table-cell office:value-type="string" calcext:value-type="string">
            <text:p>1h8e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0.00116" calcext:value-type="float">
            <text:p>0.00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00486" calcext:value-type="float">
            <text:p>0.00486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00105" calcext:value-type="float">
            <text:p>0.00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m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1832" calcext:value-type="float">
            <text:p>0.01832</text:p>
          </table:table-cell>
          <table:table-cell/>
          <table:table-cell office:value-type="string" calcext:value-type="string">
            <text:p>1n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00246" calcext:value-type="float">
            <text:p>0.00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01037" calcext:value-type="float">
            <text:p>0.01037</text:p>
          </table:table-cell>
          <table:table-cell/>
          <table:table-cell office:value-type="string" calcext:value-type="string">
            <text:p>1d5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0.00342" calcext:value-type="float">
            <text:p>0.003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jn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1452" calcext:value-type="float">
            <text:p>0.01452</text:p>
          </table:table-cell>
          <table:table-cell/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00197" calcext:value-type="float">
            <text:p>0.00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w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01024" calcext:value-type="float">
            <text:p>0.01024</text:p>
          </table:table-cell>
          <table:table-cell/>
          <table:table-cell office:value-type="string" calcext:value-type="string">
            <text:p>1dd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0304" calcext:value-type="float">
            <text:p>0.00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3646" calcext:value-type="float">
            <text:p>0.03646</text:p>
          </table:table-cell>
          <table:table-cell/>
          <table:table-cell office:value-type="string" calcext:value-type="string">
            <text:p>1qz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7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00481" calcext:value-type="float">
            <text:p>0.00481</text:p>
          </table:table-cell>
          <table:table-cell/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00334" calcext:value-type="float">
            <text:p>0.00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q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1097" calcext:value-type="float">
            <text:p>0.01097</text:p>
          </table:table-cell>
          <table:table-cell/>
          <table:table-cell office:value-type="string" calcext:value-type="string">
            <text:p>1gz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00262" calcext:value-type="float">
            <text:p>0.00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x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.00355" calcext:value-type="float">
            <text:p>0.00355</text:p>
          </table:table-cell>
          <table:table-cell/>
          <table:table-cell table:style-name="ce3" office:value-type="string" calcext:value-type="string">
            <text:p>1e79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0.00115" calcext:value-type="float">
            <text:p>0.00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00852" calcext:value-type="float">
            <text:p>0.00852</text:p>
          </table:table-cell>
          <table:table-cell/>
          <table:table-cell office:value-type="string" calcext:value-type="string">
            <text:p>1y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00141" calcext:value-type="float">
            <text:p>0.00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p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1344" calcext:value-type="float">
            <text:p>0.01344</text:p>
          </table:table-cell>
          <table:table-cell/>
          <table:table-cell office:value-type="string" calcext:value-type="string">
            <text:p>1c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.00151" calcext:value-type="float">
            <text:p>0.00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0926" calcext:value-type="float">
            <text:p>0.00926</text:p>
          </table:table-cell>
          <table:table-cell/>
          <table:table-cell office:value-type="string" calcext:value-type="string">
            <text:p>3bw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00146" calcext:value-type="float">
            <text:p>0.00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00708" calcext:value-type="float">
            <text:p>0.00708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00157" calcext:value-type="float">
            <text:p>0.00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hi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00454" calcext:value-type="float">
            <text:p>0.00454</text:p>
          </table:table-cell>
          <table:table-cell/>
          <table:table-cell office:value-type="string" calcext:value-type="string">
            <text:p>1a8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00095" calcext:value-type="float">
            <text:p>0.00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1864" calcext:value-type="float">
            <text:p>0.01864</text:p>
          </table:table-cell>
          <table:table-cell/>
          <table:table-cell office:value-type="string" calcext:value-type="string">
            <text:p>2hr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00045" calcext:value-type="float">
            <text:p>0.00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0932" calcext:value-type="float">
            <text:p>0.00932</text:p>
          </table:table-cell>
          <table:table-cell/>
          <table:table-cell office:value-type="string" calcext:value-type="string">
            <text:p>1a4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2114" calcext:value-type="float">
            <text:p>0.02114</text:p>
          </table:table-cell>
          <table:table-cell/>
          <table:table-cell office:value-type="string" calcext:value-type="string">
            <text:p>1vq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00111" calcext:value-type="float">
            <text:p>0.00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00778" calcext:value-type="float">
            <text:p>0.00778</text:p>
          </table:table-cell>
          <table:table-cell/>
          <table:table-cell office:value-type="string" calcext:value-type="string">
            <text:p>1cj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.00271" calcext:value-type="float">
            <text:p>0.002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264" calcext:value-type="float">
            <text:p>0.0264</text:p>
          </table:table-cell>
          <table:table-cell/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00251" calcext:value-type="float">
            <text:p>0.00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n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1587" calcext:value-type="float">
            <text:p>0.01587</text:p>
          </table:table-cell>
          <table:table-cell/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00766" calcext:value-type="float">
            <text:p>0.007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00115" calcext:value-type="float">
            <text:p>0.00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n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00301" calcext:value-type="float">
            <text:p>0.00301</text:p>
          </table:table-cell>
          <table:table-cell/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00125" calcext:value-type="float">
            <text:p>0.00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0102" calcext:value-type="float">
            <text:p>0.0102</text:p>
          </table:table-cell>
          <table:table-cell/>
          <table:table-cell office:value-type="string" calcext:value-type="string">
            <text:p>2fb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0229" calcext:value-type="float">
            <text:p>0.00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939" calcext:value-type="float">
            <text:p>0.00939</text:p>
          </table:table-cell>
          <table:table-cell/>
          <table:table-cell office:value-type="string" calcext:value-type="string">
            <text:p>1bs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office:value-type="float" office:value="0.00063" calcext:value-type="float">
            <text:p>0.00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00767" calcext:value-type="float">
            <text:p>0.00767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00185" calcext:value-type="float">
            <text:p>0.001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0.00222" calcext:value-type="float">
            <text:p>0.00222</text:p>
          </table:table-cell>
          <table:table-cell/>
          <table:table-cell office:value-type="string" calcext:value-type="string">
            <text:p>1m6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0.00043" calcext:value-type="float">
            <text:p>0.000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2421" calcext:value-type="float">
            <text:p>0.02421</text:p>
          </table:table-cell>
          <table:table-cell/>
          <table:table-cell office:value-type="string" calcext:value-type="string">
            <text:p>1q5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00224" calcext:value-type="float">
            <text:p>0.00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3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1124" calcext:value-type="float">
            <text:p>0.01124</text:p>
          </table:table-cell>
          <table:table-cell/>
          <table:table-cell table:style-name="ce3" office:value-type="string" calcext:value-type="string">
            <text:p>1e1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.00189" calcext:value-type="float">
            <text:p>0.00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00615" calcext:value-type="float">
            <text:p>0.00615</text:p>
          </table:table-cell>
          <table:table-cell/>
          <table:table-cell office:value-type="string" calcext:value-type="string">
            <text:p>1bi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0.00347" calcext:value-type="float">
            <text:p>0.003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0706" calcext:value-type="float">
            <text:p>0.00706</text:p>
          </table:table-cell>
          <table:table-cell/>
          <table:table-cell office:value-type="string" calcext:value-type="string">
            <text:p>1jq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00105" calcext:value-type="float">
            <text:p>0.00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1304" calcext:value-type="float">
            <text:p>0.01304</text:p>
          </table:table-cell>
          <table:table-cell/>
          <table:table-cell office:value-type="string" calcext:value-type="string">
            <text:p>1hc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 office:value-type="float" office:value="0.00109" calcext:value-type="float">
            <text:p>0.00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00625" calcext:value-type="float">
            <text:p>0.00625</text:p>
          </table:table-cell>
          <table:table-cell/>
          <table:table-cell office:value-type="string" calcext:value-type="string">
            <text:p>1e5u </text:p>
          </table:table-cell>
          <table:table-cell office:value-type="string" calcext:value-type="string">
            <text:p><text:s/>I 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0.0023" calcext:value-type="float">
            <text:p>0.00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939" calcext:value-type="float">
            <text:p>0.00939</text:p>
          </table:table-cell>
          <table:table-cell/>
          <table:table-cell office:value-type="string" calcext:value-type="string">
            <text:p>1a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0.00137" calcext:value-type="float">
            <text:p>0.00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00861" calcext:value-type="float">
            <text:p>0.00861</text:p>
          </table:table-cell>
          <table:table-cell/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00201" calcext:value-type="float">
            <text:p>0.00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00748" calcext:value-type="float">
            <text:p>0.00748</text:p>
          </table:table-cell>
          <table:table-cell/>
          <table:table-cell office:value-type="string" calcext:value-type="string">
            <text:p>3bzc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0004" calcext:value-type="float">
            <text:p>0.0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y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1429" calcext:value-type="float">
            <text:p>0.01429</text:p>
          </table:table-cell>
          <table:table-cell/>
          <table:table-cell office:value-type="string" calcext:value-type="string">
            <text:p>1k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00109" calcext:value-type="float">
            <text:p>0.00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h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00278" calcext:value-type="float">
            <text:p>0.00278</text:p>
          </table:table-cell>
          <table:table-cell/>
          <table:table-cell office:value-type="string" calcext:value-type="string">
            <text:p>1fw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0.00116" calcext:value-type="float">
            <text:p>0.00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0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1996" calcext:value-type="float">
            <text:p>0.01996</text:p>
          </table:table-cell>
          <table:table-cell/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00066" calcext:value-type="float">
            <text:p>0.00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154" calcext:value-type="float">
            <text:p>0.01154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00162" calcext:value-type="float">
            <text:p>0.001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a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.00328" calcext:value-type="float">
            <text:p>0.00328</text:p>
          </table:table-cell>
          <table:table-cell/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0139" calcext:value-type="float">
            <text:p>0.00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00718" calcext:value-type="float">
            <text:p>0.00718</text:p>
          </table:table-cell>
          <table:table-cell/>
          <table:table-cell office:value-type="string" calcext:value-type="string">
            <text:p>1br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00239" calcext:value-type="float">
            <text:p>0.00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.00206" calcext:value-type="float">
            <text:p>0.00206</text:p>
          </table:table-cell>
          <table:table-cell/>
          <table:table-cell office:value-type="string" calcext:value-type="string">
            <text:p>1fy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00097" calcext:value-type="float">
            <text:p>0.000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r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2061" calcext:value-type="float">
            <text:p>0.02061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00208" calcext:value-type="float">
            <text:p>0.00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00449" calcext:value-type="float">
            <text:p>0.00449</text:p>
          </table:table-cell>
          <table:table-cell/>
          <table:table-cell office:value-type="string" calcext:value-type="string">
            <text:p>1a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0.00218" calcext:value-type="float">
            <text:p>0.00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z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00708" calcext:value-type="float">
            <text:p>0.00708</text:p>
          </table:table-cell>
          <table:table-cell/>
          <table:table-cell office:value-type="string" calcext:value-type="string">
            <text:p>1ubd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0.00216" calcext:value-type="float">
            <text:p>0.002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0103" calcext:value-type="float">
            <text:p>0.0103</text:p>
          </table:table-cell>
          <table:table-cell/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00284" calcext:value-type="float">
            <text:p>0.002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x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00628" calcext:value-type="float">
            <text:p>0.00628</text:p>
          </table:table-cell>
          <table:table-cell/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00888" calcext:value-type="float">
            <text:p>0.008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l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00388" calcext:value-type="float">
            <text:p>0.00388</text:p>
          </table:table-cell>
          <table:table-cell/>
          <table:table-cell office:value-type="string" calcext:value-type="string">
            <text:p>1a8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0.00293" calcext:value-type="float">
            <text:p>0.00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00154" calcext:value-type="float">
            <text:p>0.00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ro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00847" calcext:value-type="float">
            <text:p>0.00847</text:p>
          </table:table-cell>
          <table:table-cell/>
          <table:table-cell office:value-type="string" calcext:value-type="string">
            <text:p>1ny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0001" calcext:value-type="float">
            <text:p>0.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w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01163" calcext:value-type="float">
            <text:p>0.01163</text:p>
          </table:table-cell>
          <table:table-cell/>
          <table:table-cell office:value-type="string" calcext:value-type="string">
            <text:p>1tg7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0006" calcext:value-type="float">
            <text:p>0.0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9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208" calcext:value-type="float">
            <text:p>0.0208</text:p>
          </table:table-cell>
          <table:table-cell/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00196" calcext:value-type="float">
            <text:p>0.00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string" calcext:value-type="string">
            <text:p>1a6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0426" calcext:value-type="float">
            <text:p>0.00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0052" calcext:value-type="float">
            <text:p>0.00052</text:p>
          </table:table-cell>
          <table:table-cell/>
          <table:table-cell office:value-type="string" calcext:value-type="string">
            <text:p>1pg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0.0014" calcext:value-type="float">
            <text:p>0.0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00159" calcext:value-type="float">
            <text:p>0.00159</text:p>
          </table:table-cell>
          <table:table-cell/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00257" calcext:value-type="float">
            <text:p>0.002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00532" calcext:value-type="float">
            <text:p>0.005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00969" calcext:value-type="float">
            <text:p>0.00969</text:p>
          </table:table-cell>
          <table:table-cell/>
          <table:table-cell office:value-type="string" calcext:value-type="string">
            <text:p>1o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0.00189" calcext:value-type="float">
            <text:p>0.00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.00197" calcext:value-type="float">
            <text:p>0.00197</text:p>
          </table:table-cell>
          <table:table-cell/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00349" calcext:value-type="float">
            <text:p>0.003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1208" calcext:value-type="float">
            <text:p>0.01208</text:p>
          </table:table-cell>
          <table:table-cell/>
          <table:table-cell office:value-type="string" calcext:value-type="string">
            <text:p>1ca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0.00212" calcext:value-type="float">
            <text:p>0.002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3262" calcext:value-type="float">
            <text:p>0.03262</text:p>
          </table:table-cell>
          <table:table-cell/>
          <table:table-cell office:value-type="string" calcext:value-type="string">
            <text:p>1cj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00237" calcext:value-type="float">
            <text:p>0.00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3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00367" calcext:value-type="float">
            <text:p>0.00367</text:p>
          </table:table-cell>
          <table:table-cell/>
          <table:table-cell office:value-type="string" calcext:value-type="string">
            <text:p>1ej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0041" calcext:value-type="float">
            <text:p>0.000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w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259" calcext:value-type="float">
            <text:p>0.00259</text:p>
          </table:table-cell>
          <table:table-cell/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00351" calcext:value-type="float">
            <text:p>0.003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01041" calcext:value-type="float">
            <text:p>0.01041</text:p>
          </table:table-cell>
          <table:table-cell/>
          <table:table-cell office:value-type="string" calcext:value-type="string">
            <text:p>1c4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0.00088" calcext:value-type="float">
            <text:p>0.000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5764" calcext:value-type="float">
            <text:p>0.05764</text:p>
          </table:table-cell>
          <table:table-cell/>
          <table:table-cell office:value-type="string" calcext:value-type="string">
            <text:p>1jr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0.00117" calcext:value-type="float">
            <text:p>0.00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5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1011" calcext:value-type="float">
            <text:p>0.01011</text:p>
          </table:table-cell>
          <table:table-cell/>
          <table:table-cell office:value-type="string" calcext:value-type="string">
            <text:p>1b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0.00087" calcext:value-type="float">
            <text:p>0.00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i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string" calcext:value-type="string">
            <text:p>1d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00221" calcext:value-type="float">
            <text:p>0.002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1277" calcext:value-type="float">
            <text:p>0.01277</text:p>
          </table:table-cell>
          <table:table-cell/>
          <table:table-cell office:value-type="string" calcext:value-type="string">
            <text:p>1ao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0.00146" calcext:value-type="float">
            <text:p>0.00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0705" calcext:value-type="float">
            <text:p>0.00705</text:p>
          </table:table-cell>
          <table:table-cell/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00079" calcext:value-type="float">
            <text:p>0.00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string" calcext:value-type="string">
            <text:p>1eu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0.00077" calcext:value-type="float">
            <text:p>0.000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1e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00471" calcext:value-type="float">
            <text:p>0.00471</text:p>
          </table:table-cell>
          <table:table-cell/>
          <table:table-cell office:value-type="string" calcext:value-type="string">
            <text:p>2ev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00229" calcext:value-type="float">
            <text:p>0.00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6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1149" calcext:value-type="float">
            <text:p>0.01149</text:p>
          </table:table-cell>
          <table:table-cell/>
          <table:table-cell office:value-type="string" calcext:value-type="string">
            <text:p>1dl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0.00125" calcext:value-type="float">
            <text:p>0.00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0475" calcext:value-type="float">
            <text:p>0.00475</text:p>
          </table:table-cell>
          <table:table-cell/>
          <table:table-cell office:value-type="string" calcext:value-type="string">
            <text:p>1nh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.00191" calcext:value-type="float">
            <text:p>0.001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00901" calcext:value-type="float">
            <text:p>0.00901</text:p>
          </table:table-cell>
          <table:table-cell/>
          <table:table-cell office:value-type="string" calcext:value-type="string">
            <text:p>1i3q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0017" calcext:value-type="float">
            <text:p>0.0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3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1016" calcext:value-type="float">
            <text:p>0.01016</text:p>
          </table:table-cell>
          <table:table-cell/>
          <table:table-cell office:value-type="string" calcext:value-type="string">
            <text:p>1g6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0612" calcext:value-type="float">
            <text:p>0.006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3041" calcext:value-type="float">
            <text:p>0.03041</text:p>
          </table:table-cell>
          <table:table-cell/>
          <table:table-cell office:value-type="string" calcext:value-type="string">
            <text:p>1a3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0025" calcext:value-type="float">
            <text:p>0.0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w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0.00205" calcext:value-type="float">
            <text:p>0.00205</text:p>
          </table:table-cell>
          <table:table-cell/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0125" calcext:value-type="float">
            <text:p>0.00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n1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575" calcext:value-type="float">
            <text:p>0.0575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0014" calcext:value-type="float">
            <text:p>0.00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r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00347" calcext:value-type="float">
            <text:p>0.00347</text:p>
          </table:table-cell>
          <table:table-cell/>
          <table:table-cell office:value-type="string" calcext:value-type="string">
            <text:p>1d1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0126" calcext:value-type="float">
            <text:p>0.001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h </text:p>
          </table:table-cell>
          <table:table-cell office:value-type="string" calcext:value-type="string">
            <text:p><text:s/>W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207" calcext:value-type="float">
            <text:p>0.02207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0131" calcext:value-type="float">
            <text:p>0.00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v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0124" calcext:value-type="float">
            <text:p>0.0124</text:p>
          </table:table-cell>
          <table:table-cell/>
          <table:table-cell office:value-type="string" calcext:value-type="string">
            <text:p>2oce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0.00039" calcext:value-type="float">
            <text:p>0.00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1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2778" calcext:value-type="float">
            <text:p>0.02778</text:p>
          </table:table-cell>
          <table:table-cell/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00107" calcext:value-type="float">
            <text:p>0.00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2597" calcext:value-type="float">
            <text:p>0.02597</text:p>
          </table:table-cell>
          <table:table-cell/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0042" calcext:value-type="float">
            <text:p>0.0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5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1491" calcext:value-type="float">
            <text:p>0.01491</text:p>
          </table:table-cell>
          <table:table-cell/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00186" calcext:value-type="float">
            <text:p>0.001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226" calcext:value-type="float">
            <text:p>0.0226</text:p>
          </table:table-cell>
          <table:table-cell/>
          <table:table-cell office:value-type="string" calcext:value-type="string">
            <text:p>1c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0022" calcext:value-type="float">
            <text:p>0.0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ka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1493" calcext:value-type="float">
            <text:p>0.01493</text:p>
          </table:table-cell>
          <table:table-cell/>
          <table:table-cell office:value-type="string" calcext:value-type="string">
            <text:p>1j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q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2425" calcext:value-type="float">
            <text:p>0.02425</text:p>
          </table:table-cell>
          <table:table-cell/>
          <table:table-cell office:value-type="string" calcext:value-type="string">
            <text:p>1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.00283" calcext:value-type="float">
            <text:p>0.00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1974" calcext:value-type="float">
            <text:p>0.01974</text:p>
          </table:table-cell>
          <table:table-cell/>
          <table:table-cell office:value-type="string" calcext:value-type="string">
            <text:p>1a6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0.00188" calcext:value-type="float">
            <text:p>0.00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00152" calcext:value-type="float">
            <text:p>0.00152</text:p>
          </table:table-cell>
          <table:table-cell/>
          <table:table-cell office:value-type="string" calcext:value-type="string">
            <text:p>2gli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0.00185" calcext:value-type="float">
            <text:p>0.001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3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0.00047" calcext:value-type="float">
            <text:p>0.00047</text:p>
          </table:table-cell>
          <table:table-cell/>
          <table:table-cell office:value-type="string" calcext:value-type="string">
            <text:p>1b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00125" calcext:value-type="float">
            <text:p>0.00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0051" calcext:value-type="float">
            <text:p>0.0051</text:p>
          </table:table-cell>
          <table:table-cell/>
          <table:table-cell office:value-type="string" calcext:value-type="string">
            <text:p>1ct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0.00148" calcext:value-type="float">
            <text:p>0.00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8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00178" calcext:value-type="float">
            <text:p>0.00178</text:p>
          </table:table-cell>
          <table:table-cell/>
          <table:table-cell office:value-type="string" calcext:value-type="string">
            <text:p>1ml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00324" calcext:value-type="float">
            <text:p>0.003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0955" calcext:value-type="float">
            <text:p>0.00955</text:p>
          </table:table-cell>
          <table:table-cell/>
          <table:table-cell office:value-type="string" calcext:value-type="string">
            <text:p>1cq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0.00152" calcext:value-type="float">
            <text:p>0.00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t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00681" calcext:value-type="float">
            <text:p>0.00681</text:p>
          </table:table-cell>
          <table:table-cell/>
          <table:table-cell office:value-type="string" calcext:value-type="string">
            <text:p>1dl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0.00105" calcext:value-type="float">
            <text:p>0.00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00575" calcext:value-type="float">
            <text:p>0.00575</text:p>
          </table:table-cell>
          <table:table-cell/>
          <table:table-cell office:value-type="string" calcext:value-type="string">
            <text:p>1uf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0.00136" calcext:value-type="float">
            <text:p>0.00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2333" calcext:value-type="float">
            <text:p>0.02333</text:p>
          </table:table-cell>
          <table:table-cell/>
          <table:table-cell office:value-type="string" calcext:value-type="string">
            <text:p>1m2o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0.00074" calcext:value-type="float">
            <text:p>0.00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477" calcext:value-type="float">
            <text:p>0.00477</text:p>
          </table:table-cell>
          <table:table-cell/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00132" calcext:value-type="float">
            <text:p>0.00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1401" calcext:value-type="float">
            <text:p>0.01401</text:p>
          </table:table-cell>
          <table:table-cell/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0018" calcext:value-type="float">
            <text:p>0.0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00293" calcext:value-type="float">
            <text:p>0.00293</text:p>
          </table:table-cell>
          <table:table-cell/>
          <table:table-cell office:value-type="string" calcext:value-type="string">
            <text:p>1go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0.00155" calcext:value-type="float">
            <text:p>0.00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2941" calcext:value-type="float">
            <text:p>0.02941</text:p>
          </table:table-cell>
          <table:table-cell/>
          <table:table-cell office:value-type="string" calcext:value-type="string">
            <text:p>1cr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0.00269" calcext:value-type="float">
            <text:p>0.002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m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1593" calcext:value-type="float">
            <text:p>0.01593</text:p>
          </table:table-cell>
          <table:table-cell/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00118" calcext:value-type="float">
            <text:p>0.0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1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1867" calcext:value-type="float">
            <text:p>0.01867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00658" calcext:value-type="float">
            <text:p>0.00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01268" calcext:value-type="float">
            <text:p>0.01268</text:p>
          </table:table-cell>
          <table:table-cell/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0123" calcext:value-type="float">
            <text:p>0.00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n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3704" calcext:value-type="float">
            <text:p>0.03704</text:p>
          </table:table-cell>
          <table:table-cell/>
          <table:table-cell office:value-type="string" calcext:value-type="string">
            <text:p>1kn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00169" calcext:value-type="float">
            <text:p>0.001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le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3148" calcext:value-type="float">
            <text:p>0.03148</text:p>
          </table:table-cell>
          <table:table-cell/>
          <table:table-cell office:value-type="string" calcext:value-type="string">
            <text:p>1g8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00051" calcext:value-type="float">
            <text:p>0.00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0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2038" calcext:value-type="float">
            <text:p>0.02038</text:p>
          </table:table-cell>
          <table:table-cell/>
          <table:table-cell office:value-type="string" calcext:value-type="string">
            <text:p>1e6v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00151" calcext:value-type="float">
            <text:p>0.00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mt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00417" calcext:value-type="float">
            <text:p>0.00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d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1739" calcext:value-type="float">
            <text:p>0.01739</text:p>
          </table:table-cell>
          <table:table-cell/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0217" calcext:value-type="float">
            <text:p>0.002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00603" calcext:value-type="float">
            <text:p>0.00603</text:p>
          </table:table-cell>
          <table:table-cell/>
          <table:table-cell office:value-type="string" calcext:value-type="string">
            <text:p>1s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00026" calcext:value-type="float">
            <text:p>0.000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v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0061" calcext:value-type="float">
            <text:p>0.00061</text:p>
          </table:table-cell>
          <table:table-cell/>
          <table:table-cell office:value-type="string" calcext:value-type="string">
            <text:p>1mm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00181" calcext:value-type="float">
            <text:p>0.00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1254" calcext:value-type="float">
            <text:p>0.01254</text:p>
          </table:table-cell>
          <table:table-cell/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00129" calcext:value-type="float">
            <text:p>0.001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t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00572" calcext:value-type="float">
            <text:p>0.00572</text:p>
          </table:table-cell>
          <table:table-cell/>
          <table:table-cell office:value-type="string" calcext:value-type="string">
            <text:p>1m9s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b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1567" calcext:value-type="float">
            <text:p>0.01567</text:p>
          </table:table-cell>
          <table:table-cell/>
          <table:table-cell office:value-type="string" calcext:value-type="string">
            <text:p>1an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00415" calcext:value-type="float">
            <text:p>0.004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3024" calcext:value-type="float">
            <text:p>0.03024</text:p>
          </table:table-cell>
          <table:table-cell/>
          <table:table-cell office:value-type="string" calcext:value-type="string">
            <text:p>1bm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00149" calcext:value-type="float">
            <text:p>0.00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00663" calcext:value-type="float">
            <text:p>0.00663</text:p>
          </table:table-cell>
          <table:table-cell/>
          <table:table-cell office:value-type="string" calcext:value-type="string">
            <text:p>2bcg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0.00156" calcext:value-type="float">
            <text:p>0.00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0.00289" calcext:value-type="float">
            <text:p>0.00289</text:p>
          </table:table-cell>
          <table:table-cell/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00279" calcext:value-type="float">
            <text:p>0.002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3535" calcext:value-type="float">
            <text:p>0.03535</text:p>
          </table:table-cell>
          <table:table-cell/>
          <table:table-cell office:value-type="string" calcext:value-type="string">
            <text:p>1rk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00188" calcext:value-type="float">
            <text:p>0.00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00609" calcext:value-type="float">
            <text:p>0.00609</text:p>
          </table:table-cell>
          <table:table-cell/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00164" calcext:value-type="float">
            <text:p>0.001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1235" calcext:value-type="float">
            <text:p>0.01235</text:p>
          </table:table-cell>
          <table:table-cell/>
          <table:table-cell office:value-type="string" calcext:value-type="string">
            <text:p>1jv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00188" calcext:value-type="float">
            <text:p>0.00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9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00519" calcext:value-type="float">
            <text:p>0.00519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0029" calcext:value-type="float">
            <text:p>0.00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h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00108" calcext:value-type="float">
            <text:p>0.00108</text:p>
          </table:table-cell>
          <table:table-cell/>
          <table:table-cell office:value-type="string" calcext:value-type="string">
            <text:p>1xc6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0006" calcext:value-type="float">
            <text:p>0.0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00386" calcext:value-type="float">
            <text:p>0.00386</text:p>
          </table:table-cell>
          <table:table-cell/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0202" calcext:value-type="float">
            <text:p>0.00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o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1191" calcext:value-type="float">
            <text:p>0.01191</text:p>
          </table:table-cell>
          <table:table-cell/>
          <table:table-cell office:value-type="string" calcext:value-type="string">
            <text:p>1miu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0.00036" calcext:value-type="float">
            <text:p>0.00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n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1379" calcext:value-type="float">
            <text:p>0.01379</text:p>
          </table:table-cell>
          <table:table-cell/>
          <table:table-cell office:value-type="string" calcext:value-type="string">
            <text:p>1jv2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0.0002" calcext:value-type="float">
            <text:p>0.0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00565" calcext:value-type="float">
            <text:p>0.00565</text:p>
          </table:table-cell>
          <table:table-cell/>
          <table:table-cell office:value-type="string" calcext:value-type="string">
            <text:p>1f0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0018" calcext:value-type="float">
            <text:p>0.0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00638" calcext:value-type="float">
            <text:p>0.00638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00173" calcext:value-type="float">
            <text:p>0.00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s7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1353" calcext:value-type="float">
            <text:p>0.01353</text:p>
          </table:table-cell>
          <table:table-cell/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00293" calcext:value-type="float">
            <text:p>0.00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y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00623" calcext:value-type="float">
            <text:p>0.00623</text:p>
          </table:table-cell>
          <table:table-cell/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0188" calcext:value-type="float">
            <text:p>0.00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00341" calcext:value-type="float">
            <text:p>0.00341</text:p>
          </table:table-cell>
          <table:table-cell/>
          <table:table-cell office:value-type="string" calcext:value-type="string">
            <text:p>2qf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0.003" calcext:value-type="float">
            <text:p>0.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sic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00536" calcext:value-type="float">
            <text:p>0.00536</text:p>
          </table:table-cell>
          <table:table-cell/>
          <table:table-cell office:value-type="string" calcext:value-type="string">
            <text:p>1hf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00242" calcext:value-type="float">
            <text:p>0.00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q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00688" calcext:value-type="float">
            <text:p>0.00688</text:p>
          </table:table-cell>
          <table:table-cell/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00546" calcext:value-type="float">
            <text:p>0.00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n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0779" calcext:value-type="float">
            <text:p>0.00779</text:p>
          </table:table-cell>
          <table:table-cell/>
          <table:table-cell office:value-type="string" calcext:value-type="string">
            <text:p>1rc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00559" calcext:value-type="float">
            <text:p>0.00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g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0075" calcext:value-type="float">
            <text:p>0.0075</text:p>
          </table:table-cell>
          <table:table-cell/>
          <table:table-cell office:value-type="string" calcext:value-type="string">
            <text:p>1gi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0005" calcext:value-type="float">
            <text:p>0.0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9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.00406" calcext:value-type="float">
            <text:p>0.00406</text:p>
          </table:table-cell>
          <table:table-cell/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00237" calcext:value-type="float">
            <text:p>0.00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0.00325" calcext:value-type="float">
            <text:p>0.00325</text:p>
          </table:table-cell>
          <table:table-cell/>
          <table:table-cell office:value-type="string" calcext:value-type="string">
            <text:p>1a8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.00081" calcext:value-type="float">
            <text:p>0.00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01062" calcext:value-type="float">
            <text:p>0.01062</text:p>
          </table:table-cell>
          <table:table-cell/>
          <table:table-cell office:value-type="string" calcext:value-type="string">
            <text:p>1ukv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float" office:value="0.00164" calcext:value-type="float">
            <text:p>0.001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1419" calcext:value-type="float">
            <text:p>0.01419</text:p>
          </table:table-cell>
          <table:table-cell/>
          <table:table-cell office:value-type="string" calcext:value-type="string">
            <text:p>1h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.00364" calcext:value-type="float">
            <text:p>0.00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00262" calcext:value-type="float">
            <text:p>0.00262</text:p>
          </table:table-cell>
          <table:table-cell/>
          <table:table-cell office:value-type="string" calcext:value-type="string">
            <text:p>1tv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00312" calcext:value-type="float">
            <text:p>0.003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1693" calcext:value-type="float">
            <text:p>0.01693</text:p>
          </table:table-cell>
          <table:table-cell/>
          <table:table-cell office:value-type="string" calcext:value-type="string">
            <text:p>1dx5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0.00603" calcext:value-type="float">
            <text:p>0.0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l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00383" calcext:value-type="float">
            <text:p>0.00383</text:p>
          </table:table-cell>
          <table:table-cell/>
          <table:table-cell office:value-type="string" calcext:value-type="string">
            <text:p>1or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0024" calcext:value-type="float">
            <text:p>0.0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1288" calcext:value-type="float">
            <text:p>0.01288</text:p>
          </table:table-cell>
          <table:table-cell/>
          <table:table-cell office:value-type="string" calcext:value-type="string">
            <text:p>1f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1916" calcext:value-type="float">
            <text:p>0.01916</text:p>
          </table:table-cell>
          <table:table-cell/>
          <table:table-cell office:value-type="string" calcext:value-type="string">
            <text:p>1ov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0031" calcext:value-type="float">
            <text:p>0.000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o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00295" calcext:value-type="float">
            <text:p>0.00295</text:p>
          </table:table-cell>
          <table:table-cell/>
          <table:table-cell office:value-type="string" calcext:value-type="string">
            <text:p>1bh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0065" calcext:value-type="float">
            <text:p>0.000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k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00821" calcext:value-type="float">
            <text:p>0.00821</text:p>
          </table:table-cell>
          <table:table-cell/>
          <table:table-cell office:value-type="string" calcext:value-type="string">
            <text:p>1ou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.00189" calcext:value-type="float">
            <text:p>0.00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575" calcext:value-type="float">
            <text:p>0.0575</text:p>
          </table:table-cell>
          <table:table-cell/>
          <table:table-cell office:value-type="string" calcext:value-type="string">
            <text:p>1ef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00151" calcext:value-type="float">
            <text:p>0.00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1319" calcext:value-type="float">
            <text:p>0.01319</text:p>
          </table:table-cell>
          <table:table-cell/>
          <table:table-cell office:value-type="string" calcext:value-type="string">
            <text:p>1yl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.00071" calcext:value-type="float">
            <text:p>0.00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00583" calcext:value-type="float">
            <text:p>0.00583</text:p>
          </table:table-cell>
          <table:table-cell/>
          <table:table-cell office:value-type="string" calcext:value-type="string">
            <text:p>1db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00917" calcext:value-type="float">
            <text:p>0.00917</text:p>
          </table:table-cell>
          <table:table-cell/>
          <table:table-cell office:value-type="string" calcext:value-type="string">
            <text:p>1k7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0.00042" calcext:value-type="float">
            <text:p>0.0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00413" calcext:value-type="float">
            <text:p>0.00413</text:p>
          </table:table-cell>
          <table:table-cell/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00133" calcext:value-type="float">
            <text:p>0.00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01054" calcext:value-type="float">
            <text:p>0.01054</text:p>
          </table:table-cell>
          <table:table-cell/>
          <table:table-cell office:value-type="string" calcext:value-type="string">
            <text:p>1o4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00223" calcext:value-type="float">
            <text:p>0.00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1781" calcext:value-type="float">
            <text:p>0.01781</text:p>
          </table:table-cell>
          <table:table-cell/>
          <table:table-cell office:value-type="string" calcext:value-type="string">
            <text:p>1aq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00889" calcext:value-type="float">
            <text:p>0.00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00614" calcext:value-type="float">
            <text:p>0.00614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00327" calcext:value-type="float">
            <text:p>0.003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1294" calcext:value-type="float">
            <text:p>0.01294</text:p>
          </table:table-cell>
          <table:table-cell/>
          <table:table-cell office:value-type="string" calcext:value-type="string">
            <text:p>1fo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0092" calcext:value-type="float">
            <text:p>0.00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7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00296" calcext:value-type="float">
            <text:p>0.00296</text:p>
          </table:table-cell>
          <table:table-cell/>
          <table:table-cell office:value-type="string" calcext:value-type="string">
            <text:p>1ll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0.00112" calcext:value-type="float">
            <text:p>0.00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1796" calcext:value-type="float">
            <text:p>0.01796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00132" calcext:value-type="float">
            <text:p>0.00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4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1034" calcext:value-type="float">
            <text:p>0.01034</text:p>
          </table:table-cell>
          <table:table-cell/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00458" calcext:value-type="float">
            <text:p>0.00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9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00464" calcext:value-type="float">
            <text:p>0.00464</text:p>
          </table:table-cell>
          <table:table-cell/>
          <table:table-cell office:value-type="string" calcext:value-type="string">
            <text:p>1ais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00075" calcext:value-type="float">
            <text:p>0.00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string" calcext:value-type="string">
            <text:p>1dk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00289" calcext:value-type="float">
            <text:p>0.00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3333" calcext:value-type="float">
            <text:p>0.03333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00125" calcext:value-type="float">
            <text:p>0.00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k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.00466" calcext:value-type="float">
            <text:p>0.00466</text:p>
          </table:table-cell>
          <table:table-cell/>
          <table:table-cell office:value-type="string" calcext:value-type="string">
            <text:p>1b6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00252" calcext:value-type="float">
            <text:p>0.00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y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1073" calcext:value-type="float">
            <text:p>0.01073</text:p>
          </table:table-cell>
          <table:table-cell/>
          <table:table-cell office:value-type="string" calcext:value-type="string">
            <text:p>1eg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00189" calcext:value-type="float">
            <text:p>0.00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0.00202" calcext:value-type="float">
            <text:p>0.00202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00222" calcext:value-type="float">
            <text:p>0.00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2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00429" calcext:value-type="float">
            <text:p>0.00429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00055" calcext:value-type="float">
            <text:p>0.000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00524" calcext:value-type="float">
            <text:p>0.00524</text:p>
          </table:table-cell>
          <table:table-cell/>
          <table:table-cell office:value-type="string" calcext:value-type="string">
            <text:p>1df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0.0019" calcext:value-type="float">
            <text:p>0.0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00822" calcext:value-type="float">
            <text:p>0.00822</text:p>
          </table:table-cell>
          <table:table-cell/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033" calcext:value-type="float">
            <text:p>0.00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.00256" calcext:value-type="float">
            <text:p>0.00256</text:p>
          </table:table-cell>
          <table:table-cell/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00184" calcext:value-type="float">
            <text:p>0.00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00482" calcext:value-type="float">
            <text:p>0.00482</text:p>
          </table:table-cell>
          <table:table-cell/>
          <table:table-cell office:value-type="string" calcext:value-type="string">
            <text:p>1c5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00147" calcext:value-type="float">
            <text:p>0.00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2512" calcext:value-type="float">
            <text:p>0.02512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00077" calcext:value-type="float">
            <text:p>0.000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2632" calcext:value-type="float">
            <text:p>0.02632</text:p>
          </table:table-cell>
          <table:table-cell/>
          <table:table-cell office:value-type="string" calcext:value-type="string">
            <text:p>1fu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0201" calcext:value-type="float">
            <text:p>0.00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423" calcext:value-type="float">
            <text:p>0.01423</text:p>
          </table:table-cell>
          <table:table-cell/>
          <table:table-cell office:value-type="string" calcext:value-type="string">
            <text:p>1dl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00288" calcext:value-type="float">
            <text:p>0.002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1217" calcext:value-type="float">
            <text:p>0.01217</text:p>
          </table:table-cell>
          <table:table-cell/>
          <table:table-cell office:value-type="string" calcext:value-type="string">
            <text:p>2q0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00229" calcext:value-type="float">
            <text:p>0.00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n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1397" calcext:value-type="float">
            <text:p>0.01397</text:p>
          </table:table-cell>
          <table:table-cell/>
          <table:table-cell office:value-type="string" calcext:value-type="string">
            <text:p>1a6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00086" calcext:value-type="float">
            <text:p>0.000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1993" calcext:value-type="float">
            <text:p>0.01993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00135" calcext:value-type="float">
            <text:p>0.00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1393" calcext:value-type="float">
            <text:p>0.01393</text:p>
          </table:table-cell>
          <table:table-cell/>
          <table:table-cell office:value-type="string" calcext:value-type="string">
            <text:p>3bzk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00036" calcext:value-type="float">
            <text:p>0.00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00546" calcext:value-type="float">
            <text:p>0.00546</text:p>
          </table:table-cell>
          <table:table-cell/>
          <table:table-cell office:value-type="string" calcext:value-type="string">
            <text:p>1e2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00109" calcext:value-type="float">
            <text:p>0.00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n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4567" calcext:value-type="float">
            <text:p>0.04567</text:p>
          </table:table-cell>
          <table:table-cell/>
          <table:table-cell office:value-type="string" calcext:value-type="string">
            <text:p>1bb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00641" calcext:value-type="float">
            <text:p>0.00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1183" calcext:value-type="float">
            <text:p>0.01183</text:p>
          </table:table-cell>
          <table:table-cell/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00489" calcext:value-type="float">
            <text:p>0.00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r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8184" calcext:value-type="float">
            <text:p>0.08184</text:p>
          </table:table-cell>
          <table:table-cell/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00247" calcext:value-type="float">
            <text:p>0.00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a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00228" calcext:value-type="float">
            <text:p>0.00228</text:p>
          </table:table-cell>
          <table:table-cell/>
          <table:table-cell office:value-type="string" calcext:value-type="string">
            <text:p>1a1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00083" calcext:value-type="float">
            <text:p>0.000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v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0888" calcext:value-type="float">
            <text:p>0.00888</text:p>
          </table:table-cell>
          <table:table-cell/>
          <table:table-cell office:value-type="string" calcext:value-type="string">
            <text:p>1tt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0034" calcext:value-type="float">
            <text:p>0.000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0469" calcext:value-type="float">
            <text:p>0.00469</text:p>
          </table:table-cell>
          <table:table-cell/>
          <table:table-cell office:value-type="string" calcext:value-type="string">
            <text:p>1h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0007" calcext:value-type="float">
            <text:p>0.0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00808" calcext:value-type="float">
            <text:p>0.00808</text:p>
          </table:table-cell>
          <table:table-cell/>
          <table:table-cell office:value-type="string" calcext:value-type="string">
            <text:p>1d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00095" calcext:value-type="float">
            <text:p>0.00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8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00492" calcext:value-type="float">
            <text:p>0.00492</text:p>
          </table:table-cell>
          <table:table-cell/>
          <table:table-cell office:value-type="string" calcext:value-type="string">
            <text:p>1q4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00322" calcext:value-type="float">
            <text:p>0.003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k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00309" calcext:value-type="float">
            <text:p>0.00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1416" calcext:value-type="float">
            <text:p>0.01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1282" calcext:value-type="float">
            <text:p>0.01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0918" calcext:value-type="float">
            <text:p>0.009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00537" calcext:value-type="float">
            <text:p>0.00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v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0471" calcext:value-type="float">
            <text:p>0.00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00301" calcext:value-type="float">
            <text:p>0.00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106" calcext:value-type="float">
            <text:p>0.0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z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0515" calcext:value-type="float">
            <text:p>0.005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00174" calcext:value-type="float">
            <text:p>0.00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00642" calcext:value-type="float">
            <text:p>0.00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605" calcext:value-type="float">
            <text:p>0.01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k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0606" calcext:value-type="float">
            <text:p>0.00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w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0892" calcext:value-type="float">
            <text:p>0.00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2507" calcext:value-type="float">
            <text:p>0.02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1754" calcext:value-type="float">
            <text:p>0.01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0384" calcext:value-type="float">
            <text:p>0.003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5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2344" calcext:value-type="float">
            <text:p>0.02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00473" calcext:value-type="float">
            <text:p>0.00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g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057" calcext:value-type="float">
            <text:p>0.0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0307" calcext:value-type="float">
            <text:p>0.00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m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1018" calcext:value-type="float">
            <text:p>0.01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0513" calcext:value-type="float">
            <text:p>0.00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l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0.00409" calcext:value-type="float">
            <text:p>0.00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0041" calcext:value-type="float">
            <text:p>0.0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b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1424" calcext:value-type="float">
            <text:p>0.01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01101" calcext:value-type="float">
            <text:p>0.01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o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2001" calcext:value-type="float">
            <text:p>0.02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686" calcext:value-type="float">
            <text:p>0.016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00426" calcext:value-type="float">
            <text:p>0.00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1039" calcext:value-type="float">
            <text:p>0.01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2871" calcext:value-type="float">
            <text:p>0.02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4533" calcext:value-type="float">
            <text:p>0.045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6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00582" calcext:value-type="float">
            <text:p>0.005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00455" calcext:value-type="float">
            <text:p>0.00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5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00256" calcext:value-type="float">
            <text:p>0.00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0743" calcext:value-type="float">
            <text:p>0.007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9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00387" calcext:value-type="float">
            <text:p>0.00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h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1141" calcext:value-type="float">
            <text:p>0.01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1469" calcext:value-type="float">
            <text:p>0.01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00479" calcext:value-type="float">
            <text:p>0.00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1143" calcext:value-type="float">
            <text:p>0.01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j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1587" calcext:value-type="float">
            <text:p>0.015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2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1425" calcext:value-type="float">
            <text:p>0.01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ae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0826" calcext:value-type="float">
            <text:p>0.008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i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0548" calcext:value-type="float">
            <text:p>0.00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0414" calcext:value-type="float">
            <text:p>0.00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0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0959" calcext:value-type="float">
            <text:p>0.009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4048" calcext:value-type="float">
            <text:p>0.04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1543" calcext:value-type="float">
            <text:p>0.01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0848" calcext:value-type="float">
            <text:p>0.008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0933" calcext:value-type="float">
            <text:p>0.009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4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0335" calcext:value-type="float">
            <text:p>0.00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00429" calcext:value-type="float">
            <text:p>0.00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1312" calcext:value-type="float">
            <text:p>0.01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1414" calcext:value-type="float">
            <text:p>0.01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1283" calcext:value-type="float">
            <text:p>0.01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j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01339" calcext:value-type="float">
            <text:p>0.01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4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1056" calcext:value-type="float">
            <text:p>0.01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00595" calcext:value-type="float">
            <text:p>0.00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00179" calcext:value-type="float">
            <text:p>0.00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g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00438" calcext:value-type="float">
            <text:p>0.00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0817" calcext:value-type="float">
            <text:p>0.008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00344" calcext:value-type="float">
            <text:p>0.00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l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00673" calcext:value-type="float">
            <text:p>0.006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00466" calcext:value-type="float">
            <text:p>0.00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0565" calcext:value-type="float">
            <text:p>0.00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v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00759" calcext:value-type="float">
            <text:p>0.007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1212" calcext:value-type="float">
            <text:p>0.01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547" calcext:value-type="float">
            <text:p>0.01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00489" calcext:value-type="float">
            <text:p>0.004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00393" calcext:value-type="float">
            <text:p>0.00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2661" calcext:value-type="float">
            <text:p>0.02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p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0538" calcext:value-type="float">
            <text:p>0.00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00675" calcext:value-type="float">
            <text:p>0.00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7p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00298" calcext:value-type="float">
            <text:p>0.00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1332" calcext:value-type="float">
            <text:p>0.01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855" calcext:value-type="float">
            <text:p>0.008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0172" calcext:value-type="float">
            <text:p>0.00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01275" calcext:value-type="float">
            <text:p>0.01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0.00186" calcext:value-type="float">
            <text:p>0.00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795" calcext:value-type="float">
            <text:p>0.00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0027" calcext:value-type="float">
            <text:p>0.0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3261" calcext:value-type="float">
            <text:p>0.03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6667" calcext:value-type="float">
            <text:p>0.0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b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0776" calcext:value-type="float">
            <text:p>0.00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1455" calcext:value-type="float">
            <text:p>0.01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00707" calcext:value-type="float">
            <text:p>0.00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12" calcext:value-type="float">
            <text:p>0.0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2857" calcext:value-type="float">
            <text:p>0.02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j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0785" calcext:value-type="float">
            <text:p>0.007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00535" calcext:value-type="float">
            <text:p>0.00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y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00351" calcext:value-type="float">
            <text:p>0.00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303" calcext:value-type="float">
            <text:p>0.0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1314" calcext:value-type="float">
            <text:p>0.01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3679" calcext:value-type="float">
            <text:p>0.03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1474" calcext:value-type="float">
            <text:p>0.014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00321" calcext:value-type="float">
            <text:p>0.00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00514" calcext:value-type="float">
            <text:p>0.00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303" calcext:value-type="float">
            <text:p>0.0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5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01073" calcext:value-type="float">
            <text:p>0.010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0861" calcext:value-type="float">
            <text:p>0.00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n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00368" calcext:value-type="float">
            <text:p>0.00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e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01638" calcext:value-type="float">
            <text:p>0.016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2715" calcext:value-type="float">
            <text:p>0.02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00215" calcext:value-type="float">
            <text:p>0.00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u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0521" calcext:value-type="float">
            <text:p>0.005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u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0072" calcext:value-type="float">
            <text:p>0.00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00903" calcext:value-type="float">
            <text:p>0.00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d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00579" calcext:value-type="float">
            <text:p>0.00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00375" calcext:value-type="float">
            <text:p>0.00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00383" calcext:value-type="float">
            <text:p>0.00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1852" calcext:value-type="float">
            <text:p>0.01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i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00713" calcext:value-type="float">
            <text:p>0.007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7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1385" calcext:value-type="float">
            <text:p>0.01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o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14" calcext:value-type="float">
            <text:p>0.0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00693" calcext:value-type="float">
            <text:p>0.006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00708" calcext:value-type="float">
            <text:p>0.00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0816" calcext:value-type="float">
            <text:p>0.008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0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00594" calcext:value-type="float">
            <text:p>0.00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00348" calcext:value-type="float">
            <text:p>0.00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ye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00591" calcext:value-type="float">
            <text:p>0.00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v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0649" calcext:value-type="float">
            <text:p>0.006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2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00232" calcext:value-type="float">
            <text:p>0.00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3941" calcext:value-type="float">
            <text:p>0.03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.00406" calcext:value-type="float">
            <text:p>0.00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cf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1341" calcext:value-type="float">
            <text:p>0.01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2574" calcext:value-type="float">
            <text:p>0.02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307" calcext:value-type="float">
            <text:p>0.0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1162" calcext:value-type="float">
            <text:p>0.01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1958" calcext:value-type="float">
            <text:p>0.019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j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00662" calcext:value-type="float">
            <text:p>0.006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a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0395" calcext:value-type="float">
            <text:p>0.00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2356" calcext:value-type="float">
            <text:p>0.02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1882" calcext:value-type="float">
            <text:p>0.018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164" calcext:value-type="float">
            <text:p>0.0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d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1064" calcext:value-type="float">
            <text:p>0.010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00642" calcext:value-type="float">
            <text:p>0.006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00966" calcext:value-type="float">
            <text:p>0.009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d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.00524" calcext:value-type="float">
            <text:p>0.005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1417" calcext:value-type="float">
            <text:p>0.01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y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1248" calcext:value-type="float">
            <text:p>0.01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00914" calcext:value-type="float">
            <text:p>0.009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1618" calcext:value-type="float">
            <text:p>0.016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2133" calcext:value-type="float">
            <text:p>0.02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0883" calcext:value-type="float">
            <text:p>0.008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z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.00403" calcext:value-type="float">
            <text:p>0.00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081" calcext:value-type="float">
            <text:p>0.00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4909" calcext:value-type="float">
            <text:p>0.049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0476" calcext:value-type="float">
            <text:p>0.004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1667" calcext:value-type="float">
            <text:p>0.01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3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1496" calcext:value-type="float">
            <text:p>0.014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y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0847" calcext:value-type="float">
            <text:p>0.008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00272" calcext:value-type="float">
            <text:p>0.00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r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00255" calcext:value-type="float">
            <text:p>0.00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0.00096" calcext:value-type="float">
            <text:p>0.00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2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1667" calcext:value-type="float">
            <text:p>0.01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2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00897" calcext:value-type="float">
            <text:p>0.008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1128" calcext:value-type="float">
            <text:p>0.01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00502" calcext:value-type="float">
            <text:p>0.00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0881" calcext:value-type="float">
            <text:p>0.008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3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0.00044" calcext:value-type="float">
            <text:p>0.00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0862" calcext:value-type="float">
            <text:p>0.008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8k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0.00289" calcext:value-type="float">
            <text:p>0.00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00459" calcext:value-type="float">
            <text:p>0.004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127" calcext:value-type="float">
            <text:p>0.0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1255" calcext:value-type="float">
            <text:p>0.01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1964" calcext:value-type="float">
            <text:p>0.019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s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3008" calcext:value-type="float">
            <text:p>0.030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00769" calcext:value-type="float">
            <text:p>0.00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01152" calcext:value-type="float">
            <text:p>0.01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3704" calcext:value-type="float">
            <text:p>0.03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t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00252" calcext:value-type="float">
            <text:p>0.00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00465" calcext:value-type="float">
            <text:p>0.00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0239" calcext:value-type="float">
            <text:p>0.00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4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1462" calcext:value-type="float">
            <text:p>0.01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.00223" calcext:value-type="float">
            <text:p>0.00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r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00994" calcext:value-type="float">
            <text:p>0.009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l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00626" calcext:value-type="float">
            <text:p>0.006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3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0034" calcext:value-type="float">
            <text:p>0.00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0364" calcext:value-type="float">
            <text:p>0.00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0736" calcext:value-type="float">
            <text:p>0.007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00701" calcext:value-type="float">
            <text:p>0.00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1093" calcext:value-type="float">
            <text:p>0.01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1893" calcext:value-type="float">
            <text:p>0.01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k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211" calcext:value-type="float">
            <text:p>0.01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d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00524" calcext:value-type="float">
            <text:p>0.005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3009" calcext:value-type="float">
            <text:p>0.03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00357" calcext:value-type="float">
            <text:p>0.00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2159" calcext:value-type="float">
            <text:p>0.02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00566" calcext:value-type="float">
            <text:p>0.005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035" calcext:value-type="float">
            <text:p>0.0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0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1491" calcext:value-type="float">
            <text:p>0.01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s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0562" calcext:value-type="float">
            <text:p>0.00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1017" calcext:value-type="float">
            <text:p>0.01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00755" calcext:value-type="float">
            <text:p>0.007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z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00499" calcext:value-type="float">
            <text:p>0.004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j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01154" calcext:value-type="float">
            <text:p>0.01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2164" calcext:value-type="float">
            <text:p>0.02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00921" calcext:value-type="float">
            <text:p>0.009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p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2185" calcext:value-type="float">
            <text:p>0.02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s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.00479" calcext:value-type="float">
            <text:p>0.00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s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0181" calcext:value-type="float">
            <text:p>0.00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1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00315" calcext:value-type="float">
            <text:p>0.00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2232" calcext:value-type="float">
            <text:p>0.02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0752" calcext:value-type="float">
            <text:p>0.007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1677" calcext:value-type="float">
            <text:p>0.016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w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1563" calcext:value-type="float">
            <text:p>0.01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907" calcext:value-type="float">
            <text:p>0.009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8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0.00137" calcext:value-type="float">
            <text:p>0.001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2867" calcext:value-type="float">
            <text:p>0.02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1557" calcext:value-type="float">
            <text:p>0.01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q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.00333" calcext:value-type="float">
            <text:p>0.00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01002" calcext:value-type="float">
            <text:p>0.01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9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32" calcext:value-type="float">
            <text:p>0.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00189" calcext:value-type="float">
            <text:p>0.00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1279" calcext:value-type="float">
            <text:p>0.01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00443" calcext:value-type="float">
            <text:p>0.00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r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0564" calcext:value-type="float">
            <text:p>0.00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c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1506" calcext:value-type="float">
            <text:p>0.01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.00252" calcext:value-type="float">
            <text:p>0.00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1306" calcext:value-type="float">
            <text:p>0.01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l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2727" calcext:value-type="float">
            <text:p>0.027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r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00208" calcext:value-type="float">
            <text:p>0.00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2703" calcext:value-type="float">
            <text:p>0.02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.00167" calcext:value-type="float">
            <text:p>0.00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6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00465" calcext:value-type="float">
            <text:p>0.00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2324" calcext:value-type="float">
            <text:p>0.02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0056" calcext:value-type="float">
            <text:p>0.0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2134" calcext:value-type="float">
            <text:p>0.02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0565" calcext:value-type="float">
            <text:p>0.00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p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1742" calcext:value-type="float">
            <text:p>0.017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1115" calcext:value-type="float">
            <text:p>0.01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d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0537" calcext:value-type="float">
            <text:p>0.00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f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0078" calcext:value-type="float">
            <text:p>0.0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e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138" calcext:value-type="float">
            <text:p>0.0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0661" calcext:value-type="float">
            <text:p>0.006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0128" calcext:value-type="float">
            <text:p>0.00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s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00628" calcext:value-type="float">
            <text:p>0.00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0969" calcext:value-type="float">
            <text:p>0.009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00463" calcext:value-type="float">
            <text:p>0.00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h0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00697" calcext:value-type="float">
            <text:p>0.006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t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1352" calcext:value-type="float">
            <text:p>0.013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1892" calcext:value-type="float">
            <text:p>0.01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3022" calcext:value-type="float">
            <text:p>0.03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0174" calcext:value-type="float">
            <text:p>0.00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r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2037" calcext:value-type="float">
            <text:p>0.02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.00121" calcext:value-type="float">
            <text:p>0.00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4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00722" calcext:value-type="float">
            <text:p>0.007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7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0.00398" calcext:value-type="float">
            <text:p>0.00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193" calcext:value-type="float">
            <text:p>0.0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p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00775" calcext:value-type="float">
            <text:p>0.007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k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w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2112" calcext:value-type="float">
            <text:p>0.02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0.00286" calcext:value-type="float">
            <text:p>0.00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00895" calcext:value-type="float">
            <text:p>0.00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1545" calcext:value-type="float">
            <text:p>0.01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00206" calcext:value-type="float">
            <text:p>0.00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1543" calcext:value-type="float">
            <text:p>0.015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1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0955" calcext:value-type="float">
            <text:p>0.009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101" calcext:value-type="float">
            <text:p>0.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b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0273" calcext:value-type="float">
            <text:p>0.00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0949" calcext:value-type="float">
            <text:p>0.00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a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632" calcext:value-type="float">
            <text:p>0.00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00752" calcext:value-type="float">
            <text:p>0.007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0754" calcext:value-type="float">
            <text:p>0.00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00987" calcext:value-type="float">
            <text:p>0.009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1502" calcext:value-type="float">
            <text:p>0.01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k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1647" calcext:value-type="float">
            <text:p>0.016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00445" calcext:value-type="float">
            <text:p>0.00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e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901" calcext:value-type="float">
            <text:p>0.009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w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0.00395" calcext:value-type="float">
            <text:p>0.00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0.00303" calcext:value-type="float">
            <text:p>0.00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b1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0232" calcext:value-type="float">
            <text:p>0.00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4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2552" calcext:value-type="float">
            <text:p>0.02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b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00494" calcext:value-type="float">
            <text:p>0.00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2404" calcext:value-type="float">
            <text:p>0.02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8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0932" calcext:value-type="float">
            <text:p>0.00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l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1588" calcext:value-type="float">
            <text:p>0.01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1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0026" calcext:value-type="float">
            <text:p>0.00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f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1993" calcext:value-type="float">
            <text:p>0.019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y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2174" calcext:value-type="float">
            <text:p>0.02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1417" calcext:value-type="float">
            <text:p>0.01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0937" calcext:value-type="float">
            <text:p>0.00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2222" calcext:value-type="float">
            <text:p>0.02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0851" calcext:value-type="float">
            <text:p>0.008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192" calcext:value-type="float">
            <text:p>0.0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l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00273" calcext:value-type="float">
            <text:p>0.00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w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1451" calcext:value-type="float">
            <text:p>0.01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c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0101" calcext:value-type="float">
            <text:p>0.0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h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1165" calcext:value-type="float">
            <text:p>0.01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9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00463" calcext:value-type="float">
            <text:p>0.00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0.00278" calcext:value-type="float">
            <text:p>0.00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00268" calcext:value-type="float">
            <text:p>0.00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3077" calcext:value-type="float">
            <text:p>0.03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00311" calcext:value-type="float">
            <text:p>0.00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00177" calcext:value-type="float">
            <text:p>0.00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2108" calcext:value-type="float">
            <text:p>0.02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00551" calcext:value-type="float">
            <text:p>0.00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00572" calcext:value-type="float">
            <text:p>0.00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3045" calcext:value-type="float">
            <text:p>0.03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3652" calcext:value-type="float">
            <text:p>0.03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1423" calcext:value-type="float">
            <text:p>0.01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1852" calcext:value-type="float">
            <text:p>0.018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u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2185" calcext:value-type="float">
            <text:p>0.02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2262" calcext:value-type="float">
            <text:p>0.02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3486" calcext:value-type="float">
            <text:p>0.03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2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00496" calcext:value-type="float">
            <text:p>0.004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b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00602" calcext:value-type="float">
            <text:p>0.00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8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00382" calcext:value-type="float">
            <text:p>0.00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1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.00177" calcext:value-type="float">
            <text:p>0.00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01207" calcext:value-type="float">
            <text:p>0.01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1615" calcext:value-type="float">
            <text:p>0.01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1846" calcext:value-type="float">
            <text:p>0.01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2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2125" calcext:value-type="float">
            <text:p>0.02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.00155" calcext:value-type="float">
            <text:p>0.00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.00117" calcext:value-type="float">
            <text:p>0.00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j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2241" calcext:value-type="float">
            <text:p>0.02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a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2409" calcext:value-type="float">
            <text:p>0.02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f6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0071" calcext:value-type="float">
            <text:p>0.0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00224" calcext:value-type="float">
            <text:p>0.00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d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1561" calcext:value-type="float">
            <text:p>0.015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0203" calcext:value-type="float">
            <text:p>0.00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k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00298" calcext:value-type="float">
            <text:p>0.00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2317" calcext:value-type="float">
            <text:p>0.02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1398" calcext:value-type="float">
            <text:p>0.01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2273" calcext:value-type="float">
            <text:p>0.02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a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0704" calcext:value-type="float">
            <text:p>0.00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2377" calcext:value-type="float">
            <text:p>0.02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0865" calcext:value-type="float">
            <text:p>0.00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1453" calcext:value-type="float">
            <text:p>0.01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4218" calcext:value-type="float">
            <text:p>0.04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4286" calcext:value-type="float">
            <text:p>0.04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1224" calcext:value-type="float">
            <text:p>0.01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0878" calcext:value-type="float">
            <text:p>0.00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2708" calcext:value-type="float">
            <text:p>0.02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558" calcext:value-type="float">
            <text:p>0.00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d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00448" calcext:value-type="float">
            <text:p>0.00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9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1404" calcext:value-type="float">
            <text:p>0.01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00519" calcext:value-type="float">
            <text:p>0.005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7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.00524" calcext:value-type="float">
            <text:p>0.005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1j </text:p>
          </table:table-cell>
          <table:table-cell office:value-type="string" calcext:value-type="string">
            <text:p><text:s/>S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4138" calcext:value-type="float">
            <text:p>0.04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q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00345" calcext:value-type="float">
            <text:p>0.00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2612" calcext:value-type="float">
            <text:p>0.026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7143" calcext:value-type="float">
            <text:p>0.0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00871" calcext:value-type="float">
            <text:p>0.008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su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358" calcext:value-type="float">
            <text:p>0.003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788" calcext:value-type="float">
            <text:p>0.007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f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00789" calcext:value-type="float">
            <text:p>0.00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8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00659" calcext:value-type="float">
            <text:p>0.006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623" calcext:value-type="float">
            <text:p>0.016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5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1786" calcext:value-type="float">
            <text:p>0.017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1489" calcext:value-type="float">
            <text:p>0.014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00985" calcext:value-type="float">
            <text:p>0.00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2593" calcext:value-type="float">
            <text:p>0.02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n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00629" calcext:value-type="float">
            <text:p>0.006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00392" calcext:value-type="float">
            <text:p>0.00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c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2442" calcext:value-type="float">
            <text:p>0.024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p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5138" calcext:value-type="float">
            <text:p>0.05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0045" calcext:value-type="float">
            <text:p>0.0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00541" calcext:value-type="float">
            <text:p>0.005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1977" calcext:value-type="float">
            <text:p>0.019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0419" calcext:value-type="float">
            <text:p>0.004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094" calcext:value-type="float">
            <text:p>0.0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014" calcext:value-type="float">
            <text:p>0.00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v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1389" calcext:value-type="float">
            <text:p>0.013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e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00637" calcext:value-type="float">
            <text:p>0.006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0285" calcext:value-type="float">
            <text:p>0.00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u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0986" calcext:value-type="float">
            <text:p>0.009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3333" calcext:value-type="float">
            <text:p>0.0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e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0823" calcext:value-type="float">
            <text:p>0.008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1443" calcext:value-type="float">
            <text:p>0.01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.0039" calcext:value-type="float">
            <text:p>0.0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00822" calcext:value-type="float">
            <text:p>0.00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122" calcext:value-type="float">
            <text:p>0.0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7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01055" calcext:value-type="float">
            <text:p>0.01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2091" calcext:value-type="float">
            <text:p>0.02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069" calcext:value-type="float">
            <text:p>0.0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p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1801" calcext:value-type="float">
            <text:p>0.018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e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1567" calcext:value-type="float">
            <text:p>0.015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9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0123" calcext:value-type="float">
            <text:p>0.00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0241" calcext:value-type="float">
            <text:p>0.00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189" calcext:value-type="float">
            <text:p>0.00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0533" calcext:value-type="float">
            <text:p>0.005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x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0708" calcext:value-type="float">
            <text:p>0.00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s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00507" calcext:value-type="float">
            <text:p>0.00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00573" calcext:value-type="float">
            <text:p>0.00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4492" calcext:value-type="float">
            <text:p>0.04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069" calcext:value-type="float">
            <text:p>0.0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b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2286" calcext:value-type="float">
            <text:p>0.02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6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1701" calcext:value-type="float">
            <text:p>0.01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547" calcext:value-type="float">
            <text:p>0.00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2381" calcext:value-type="float">
            <text:p>0.02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00426" calcext:value-type="float">
            <text:p>0.004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c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116" calcext:value-type="float">
            <text:p>0.0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1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1287" calcext:value-type="float">
            <text:p>0.01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3137" calcext:value-type="float">
            <text:p>0.03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0513" calcext:value-type="float">
            <text:p>0.00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0042" calcext:value-type="float">
            <text:p>0.00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0684" calcext:value-type="float">
            <text:p>0.006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i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1127" calcext:value-type="float">
            <text:p>0.01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o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0.00241" calcext:value-type="float">
            <text:p>0.00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w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00558" calcext:value-type="float">
            <text:p>0.00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2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00341" calcext:value-type="float">
            <text:p>0.00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269" calcext:value-type="float">
            <text:p>0.01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2593" calcext:value-type="float">
            <text:p>0.025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00453" calcext:value-type="float">
            <text:p>0.00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.00209" calcext:value-type="float">
            <text:p>0.00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b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3144" calcext:value-type="float">
            <text:p>0.03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1275" calcext:value-type="float">
            <text:p>0.01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zu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0053" calcext:value-type="float">
            <text:p>0.0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m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00656" calcext:value-type="float">
            <text:p>0.00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00849" calcext:value-type="float">
            <text:p>0.008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0142" calcext:value-type="float">
            <text:p>0.0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j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00748" calcext:value-type="float">
            <text:p>0.007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e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00634" calcext:value-type="float">
            <text:p>0.00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7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00396" calcext:value-type="float">
            <text:p>0.003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01069" calcext:value-type="float">
            <text:p>0.01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x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226" calcext:value-type="float">
            <text:p>0.00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00615" calcext:value-type="float">
            <text:p>0.00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1494" calcext:value-type="float">
            <text:p>0.01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1235" calcext:value-type="float">
            <text:p>0.01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8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1389" calcext:value-type="float">
            <text:p>0.013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d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675" calcext:value-type="float">
            <text:p>0.06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00364" calcext:value-type="float">
            <text:p>0.00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2168" calcext:value-type="float">
            <text:p>0.02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1083" calcext:value-type="float">
            <text:p>0.01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2435" calcext:value-type="float">
            <text:p>0.02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1322" calcext:value-type="float">
            <text:p>0.01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5682" calcext:value-type="float">
            <text:p>0.056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00432" calcext:value-type="float">
            <text:p>0.00432</text:p>
          </table:table-cell>
          <table:table-cell table:number-columns-repeated="1019"/>
        </table:table-row>
        <table:table-row table:style-name="ro1" table:number-rows-repeated="10479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00:23:47.057420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5T00:29:22.038473451</dc:date>
    <meta:editing-duration>PT5H15M42S</meta:editing-duration>
    <meta:editing-cycles>2</meta:editing-cycles>
    <meta:generator>LibreOffice/4.4.5.2$Linux_X86_64 LibreOffice_project/40$Build-2</meta:generator>
    <meta:document-statistic meta:table-count="1" meta:cell-count="4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9cm" svg:height="11.954cm" xlink:href=".." xlink:type="simple" chart:class="chart:scatter" chart:style-name="ch1">
        <chart:legend chart:legend-position="end" svg:x="28.537cm" svg:y="5.429cm" style:legend-expansion="high" chart:style-name="ch2"/>
        <chart:plot-area chart:style-name="ch3" table:cell-range-address="single_energy_interactions_normalised.D2:single_energy_interactions_normalised.E642 single_energy_interactions_normalised.K2:single_energy_interactions_normalised.K642" chart:data-source-has-labels="row" svg:x="1.639cm" svg:y="0.239cm" svg:width="26.27cm" svg:height="10.495cm">
          <chartooo:coordinate-region svg:x="2.551cm" svg:y="0.438cm" svg:width="24.986cm" svg:height="9.649cm"/>
          <chart:axis chart:dimension="x" chart:name="primary-x" chart:style-name="ch4">
            <chart:title svg:x="14.214cm" svg:y="10.973cm" chart:style-name="ch5">
              <text:p>Length</text:p>
            </chart:title>
          </chart:axis>
          <chart:axis chart:dimension="y" chart:name="primary-y" chart:style-name="ch4">
            <chart:title svg:x="0.451cm" svg:y="6.046cm" chart:style-name="ch6">
              <text:p>Energy</text:p>
            </chart:title>
            <chart:grid chart:style-name="ch7" chart:class="major"/>
          </chart:axis>
          <chart:series chart:style-name="ch8" chart:values-cell-range-address="single_energy_interactions_normalised.E2:single_energy_interactions_normalised.E642" loext:label-string="single_energy" chart:class="chart:scatter">
            <chart:domain table:cell-range-address="single_energy_interactions_normalised.D2:single_energy_interactions_normalised.D642"/>
            <chart:data-point chart:repeated="641"/>
          </chart:series>
          <chart:series chart:style-name="ch9" chart:values-cell-range-address="single_energy_interactions_normalised.K2:single_energy_interactions_normalised.K642" loext:label-string="multi_energy" chart:class="chart:scatter">
            <chart:domain table:cell-range-address="single_energy_interactions_normalised.J2:single_energy_interactions_normalised.J642"/>
            <chart:data-point chart:repeated="6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ngle_energy</text:p>
              </table:table-cell>
              <table:table-cell office:value-type="string">
                <text:p>Column J</text:p>
              </table:table-cell>
              <table:table-cell office:value-type="string">
                <text:p>multi_ener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single_energy_interactions_normalised.D2:single_energy_interactions_normalised.D642</svg:desc>
                </draw:g>
              </table:table-cell>
              <table:table-cell office:value-type="float" office:value="0.00398">
                <text:p>0.00398</text:p>
                <draw:g>
                  <svg:desc>single_energy_interactions_normalised.E2:single_energy_interactions_normalised.E642</svg:desc>
                </draw:g>
              </table:table-cell>
              <table:table-cell office:value-type="float" office:value="396">
                <text:p>396</text:p>
                <draw:g>
                  <svg:desc>single_energy_interactions_normalised.J2:single_energy_interactions_normalised.J642</svg:desc>
                </draw:g>
              </table:table-cell>
              <table:table-cell office:value-type="float" office:value="0.00243">
                <text:p>0.00243</text:p>
                <draw:g>
                  <svg:desc>single_energy_interactions_normalised.K2:single_energy_interactions_normalised.K6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0.00556">
                <text:p>0.00556</text:p>
              </table:table-cell>
              <table:table-cell office:value-type="float" office:value="120">
                <text:p>120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0.00463">
                <text:p>0.00463</text:p>
              </table:table-cell>
              <table:table-cell office:value-type="float" office:value="271">
                <text:p>271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.02335">
                <text:p>0.02335</text:p>
              </table:table-cell>
              <table:table-cell office:value-type="float" office:value="349">
                <text:p>349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01333">
                <text:p>0.01333</text:p>
              </table:table-cell>
              <table:table-cell office:value-type="float" office:value="317">
                <text:p>317</text:p>
              </table:table-cell>
              <table:table-cell office:value-type="float" office:value="0.00307">
                <text:p>0.00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0.00597">
                <text:p>0.00597</text:p>
              </table:table-cell>
              <table:table-cell office:value-type="float" office:value="419">
                <text:p>419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">
                <text:p>141</text:p>
              </table:table-cell>
              <table:table-cell office:value-type="float" office:value="0.001">
                <text:p>0.001</text:p>
              </table:table-cell>
              <table:table-cell office:value-type="float" office:value="534">
                <text:p>534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0.00932">
                <text:p>0.00932</text:p>
              </table:table-cell>
              <table:table-cell office:value-type="float" office:value="509">
                <text:p>509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">
                <text:p>303</text:p>
              </table:table-cell>
              <table:table-cell office:value-type="float" office:value="0.00172">
                <text:p>0.00172</text:p>
              </table:table-cell>
              <table:table-cell office:value-type="float" office:value="310">
                <text:p>310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0.03882">
                <text:p>0.03882</text:p>
              </table:table-cell>
              <table:table-cell office:value-type="float" office:value="589">
                <text:p>589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0.00709">
                <text:p>0.00709</text:p>
              </table:table-cell>
              <table:table-cell office:value-type="float" office:value="523">
                <text:p>523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0.01579">
                <text:p>0.01579</text:p>
              </table:table-cell>
              <table:table-cell office:value-type="float" office:value="393">
                <text:p>393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0.01646">
                <text:p>0.01646</text:p>
              </table:table-cell>
              <table:table-cell office:value-type="float" office:value="106">
                <text:p>106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0.01082">
                <text:p>0.01082</text:p>
              </table:table-cell>
              <table:table-cell office:value-type="float" office:value="386">
                <text:p>386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0.00598">
                <text:p>0.00598</text:p>
              </table:table-cell>
              <table:table-cell office:value-type="float" office:value="285">
                <text:p>285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0.03636">
                <text:p>0.03636</text:p>
              </table:table-cell>
              <table:table-cell office:value-type="float" office:value="310">
                <text:p>310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1">
                <text:p>281</text:p>
              </table:table-cell>
              <table:table-cell office:value-type="float" office:value="0.00537">
                <text:p>0.00537</text:p>
              </table:table-cell>
              <table:table-cell office:value-type="float" office:value="152">
                <text:p>152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1384">
                <text:p>0.01384</text:p>
              </table:table-cell>
              <table:table-cell office:value-type="float" office:value="463">
                <text:p>463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0.00226">
                <text:p>0.00226</text:p>
              </table:table-cell>
              <table:table-cell office:value-type="float" office:value="971">
                <text:p>971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0.00665">
                <text:p>0.00665</text:p>
              </table:table-cell>
              <table:table-cell office:value-type="float" office:value="337">
                <text:p>337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0.00266">
                <text:p>0.00266</text:p>
              </table:table-cell>
              <table:table-cell office:value-type="float" office:value="282">
                <text:p>282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0.01279">
                <text:p>0.01279</text:p>
              </table:table-cell>
              <table:table-cell office:value-type="float" office:value="503">
                <text:p>503</text:p>
              </table:table-cell>
              <table:table-cell office:value-type="float" office:value="0.00096">
                <text:p>0.00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  <table:table-cell office:value-type="float" office:value="0.0117">
                <text:p>0.0117</text:p>
              </table:table-cell>
              <table:table-cell office:value-type="float" office:value="84">
                <text:p>84</text:p>
              </table:table-cell>
              <table:table-cell office:value-type="float" office:value="0.00969">
                <text:p>0.00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0.0085">
                <text:p>0.0085</text:p>
              </table:table-cell>
              <table:table-cell office:value-type="float" office:value="241">
                <text:p>24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">
                <text:p>161</text:p>
              </table:table-cell>
              <table:table-cell office:value-type="float" office:value="0.00702">
                <text:p>0.00702</text:p>
              </table:table-cell>
              <table:table-cell office:value-type="float" office:value="435">
                <text:p>435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0.02797">
                <text:p>0.02797</text:p>
              </table:table-cell>
              <table:table-cell office:value-type="float" office:value="317">
                <text:p>317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0.01234">
                <text:p>0.01234</text:p>
              </table:table-cell>
              <table:table-cell office:value-type="float" office:value="467">
                <text:p>467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">
                <text:p>284</text:p>
              </table:table-cell>
              <table:table-cell office:value-type="float" office:value="0.00486">
                <text:p>0.00486</text:p>
              </table:table-cell>
              <table:table-cell office:value-type="float" office:value="401">
                <text:p>401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0.01832">
                <text:p>0.01832</text:p>
              </table:table-cell>
              <table:table-cell office:value-type="float" office:value="242">
                <text:p>242</text:p>
              </table:table-cell>
              <table:table-cell office:value-type="float" office:value="0.00246">
                <text:p>0.00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0.01037">
                <text:p>0.01037</text:p>
              </table:table-cell>
              <table:table-cell office:value-type="float" office:value="288">
                <text:p>288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0.01452">
                <text:p>0.01452</text:p>
              </table:table-cell>
              <table:table-cell office:value-type="float" office:value="274">
                <text:p>274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0.01024">
                <text:p>0.01024</text:p>
              </table:table-cell>
              <table:table-cell office:value-type="float" office:value="128">
                <text:p>128</text:p>
              </table:table-cell>
              <table:table-cell office:value-type="float" office:value="0.00304">
                <text:p>0.00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03646">
                <text:p>0.0364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0.00481">
                <text:p>0.00481</text:p>
              </table:table-cell>
              <table:table-cell office:value-type="float" office:value="167">
                <text:p>167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  <table:table-cell office:value-type="float" office:value="0.01097">
                <text:p>0.01097</text:p>
              </table:table-cell>
              <table:table-cell office:value-type="float" office:value="235">
                <text:p>235</text:p>
              </table:table-cell>
              <table:table-cell office:value-type="float" office:value="0.00262">
                <text:p>0.00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0.00355">
                <text:p>0.00355</text:p>
              </table:table-cell>
              <table:table-cell office:value-type="float" office:value="466">
                <text:p>466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0.00852">
                <text:p>0.00852</text:p>
              </table:table-cell>
              <table:table-cell office:value-type="float" office:value="397">
                <text:p>39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0.01344">
                <text:p>0.01344</text:p>
              </table:table-cell>
              <table:table-cell office:value-type="float" office:value="126">
                <text:p>126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.00926">
                <text:p>0.00926</text:p>
              </table:table-cell>
              <table:table-cell office:value-type="float" office:value="222">
                <text:p>222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0.00708">
                <text:p>0.00708</text:p>
              </table:table-cell>
              <table:table-cell office:value-type="float" office:value="440">
                <text:p>440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0.00454">
                <text:p>0.00454</text:p>
              </table:table-cell>
              <table:table-cell office:value-type="float" office:value="338">
                <text:p>338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0.01864">
                <text:p>0.01864</text:p>
              </table:table-cell>
              <table:table-cell office:value-type="float" office:value="468">
                <text:p>468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">
                <text:p>107</text:p>
              </table:table-cell>
              <table:table-cell office:value-type="float" office:value="0.00932">
                <text:p>0.00932</text:p>
              </table:table-cell>
              <table:table-cell office:value-type="float" office:value="173">
                <text:p>173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0.02114">
                <text:p>0.02114</text:p>
              </table:table-cell>
              <table:table-cell office:value-type="float" office:value="290">
                <text:p>290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">
                <text:p>190</text:p>
              </table:table-cell>
              <table:table-cell office:value-type="float" office:value="0.00778">
                <text:p>0.00778</text:p>
              </table:table-cell>
              <table:table-cell office:value-type="float" office:value="352">
                <text:p>352</text:p>
              </table:table-cell>
              <table:table-cell office:value-type="float" office:value="0.00271">
                <text:p>0.00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0.0264">
                <text:p>0.0264</text:p>
              </table:table-cell>
              <table:table-cell office:value-type="float" office:value="335">
                <text:p>335</text:p>
              </table:table-cell>
              <table:table-cell office:value-type="float" office:value="0.00251">
                <text:p>0.002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01587">
                <text:p>0.01587</text:p>
              </table:table-cell>
              <table:table-cell office:value-type="float" office:value="122">
                <text:p>122</text:p>
              </table:table-cell>
              <table:table-cell office:value-type="float" office:value="0.00766">
                <text:p>0.00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0.03125">
                <text:p>0.03125</text:p>
              </table:table-cell>
              <table:table-cell office:value-type="float" office:value="621">
                <text:p>621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">
                <text:p>283</text:p>
              </table:table-cell>
              <table:table-cell office:value-type="float" office:value="0.00301">
                <text:p>0.00301</text:p>
              </table:table-cell>
              <table:table-cell office:value-type="float" office:value="270">
                <text:p>270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0.0102">
                <text:p>0.0102</text:p>
              </table:table-cell>
              <table:table-cell office:value-type="float" office:value="215">
                <text:p>215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0.00939">
                <text:p>0.00939</text:p>
              </table:table-cell>
              <table:table-cell office:value-type="float" office:value="603">
                <text:p>603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">
                <text:p>185</text:p>
              </table:table-cell>
              <table:table-cell office:value-type="float" office:value="0.00767">
                <text:p>0.00767</text:p>
              </table:table-cell>
              <table:table-cell office:value-type="float" office:value="228">
                <text:p>228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">
                <text:p>435</text:p>
              </table:table-cell>
              <table:table-cell office:value-type="float" office:value="0.00222">
                <text:p>0.00222</text:p>
              </table:table-cell>
              <table:table-cell office:value-type="float" office:value="549">
                <text:p>549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0.02421">
                <text:p>0.02421</text:p>
              </table:table-cell>
              <table:table-cell office:value-type="float" office:value="115">
                <text:p>115</text:p>
              </table:table-cell>
              <table:table-cell office:value-type="float" office:value="0.00224">
                <text:p>0.00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0.01124">
                <text:p>0.01124</text:p>
              </table:table-cell>
              <table:table-cell office:value-type="float" office:value="496">
                <text:p>496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.00615">
                <text:p>0.00615</text:p>
              </table:table-cell>
              <table:table-cell office:value-type="float" office:value="292">
                <text:p>292</text:p>
              </table:table-cell>
              <table:table-cell office:value-type="float" office:value="0.00347">
                <text:p>0.00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0.00706">
                <text:p>0.00706</text:p>
              </table:table-cell>
              <table:table-cell office:value-type="float" office:value="366">
                <text:p>366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0.01304">
                <text:p>0.01304</text:p>
              </table:table-cell>
              <table:table-cell office:value-type="float" office:value="634">
                <text:p>634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0.00625">
                <text:p>0.00625</text:p>
              </table:table-cell>
              <table:table-cell office:value-type="float" office:value="187">
                <text:p>187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0939">
                <text:p>0.00939</text:p>
              </table:table-cell>
              <table:table-cell office:value-type="float" office:value="470">
                <text:p>470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0.00861">
                <text:p>0.00861</text:p>
              </table:table-cell>
              <table:table-cell office:value-type="float" office:value="327">
                <text:p>327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">
                <text:p>205</text:p>
              </table:table-cell>
              <table:table-cell office:value-type="float" office:value="0.00748">
                <text:p>0.00748</text:p>
              </table:table-cell>
              <table:table-cell office:value-type="float" office:value="730">
                <text:p>73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0.01429">
                <text:p>0.01429</text:p>
              </table:table-cell>
              <table:table-cell office:value-type="float" office:value="227">
                <text:p>227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9">
                <text:p>289</text:p>
              </table:table-cell>
              <table:table-cell office:value-type="float" office:value="0.00278">
                <text:p>0.00278</text:p>
              </table:table-cell>
              <table:table-cell office:value-type="float" office:value="326">
                <text:p>326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0.01996">
                <text:p>0.01996</text:p>
              </table:table-cell>
              <table:table-cell office:value-type="float" office:value="540">
                <text:p>540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  <table:table-cell office:value-type="float" office:value="0.01154">
                <text:p>0.01154</text:p>
              </table:table-cell>
              <table:table-cell office:value-type="float" office:value="454">
                <text:p>454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">
                <text:p>327</text:p>
              </table:table-cell>
              <table:table-cell office:value-type="float" office:value="0.00328">
                <text:p>0.00328</text:p>
              </table:table-cell>
              <table:table-cell office:value-type="float" office:value="171">
                <text:p>17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0.00718">
                <text:p>0.00718</text:p>
              </table:table-cell>
              <table:table-cell office:value-type="float" office:value="433">
                <text:p>433</text:p>
              </table:table-cell>
              <table:table-cell office:value-type="float" office:value="0.00239">
                <text:p>0.002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4">
                <text:p>514</text:p>
              </table:table-cell>
              <table:table-cell office:value-type="float" office:value="0.00206">
                <text:p>0.00206</text:p>
              </table:table-cell>
              <table:table-cell office:value-type="float" office:value="111">
                <text:p>111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0.02061">
                <text:p>0.02061</text:p>
              </table:table-cell>
              <table:table-cell office:value-type="float" office:value="304">
                <text:p>304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">
                <text:p>189</text:p>
              </table:table-cell>
              <table:table-cell office:value-type="float" office:value="0.00449">
                <text:p>0.00449</text:p>
              </table:table-cell>
              <table:table-cell office:value-type="float" office:value="374">
                <text:p>374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0.00708">
                <text:p>0.00708</text:p>
              </table:table-cell>
              <table:table-cell office:value-type="float" office:value="114">
                <text:p>114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0.0103">
                <text:p>0.0103</text:p>
              </table:table-cell>
              <table:table-cell office:value-type="float" office:value="312">
                <text:p>312</text:p>
              </table:table-cell>
              <table:table-cell office:value-type="float" office:value="0.00284">
                <text:p>0.002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0.00628">
                <text:p>0.00628</text:p>
              </table:table-cell>
              <table:table-cell office:value-type="float" office:value="104">
                <text:p>104</text:p>
              </table:table-cell>
              <table:table-cell office:value-type="float" office:value="0.00888">
                <text:p>0.00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">
                <text:p>235</text:p>
              </table:table-cell>
              <table:table-cell office:value-type="float" office:value="0.00388">
                <text:p>0.00388</text:p>
              </table:table-cell>
              <table:table-cell office:value-type="float" office:value="257">
                <text:p>257</text:p>
              </table:table-cell>
              <table:table-cell office:value-type="float" office:value="0.00293">
                <text:p>0.00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0.0022">
                <text:p>0.0022</text:p>
              </table:table-cell>
              <table:table-cell office:value-type="float" office:value="246">
                <text:p>246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0.00847">
                <text:p>0.00847</text:p>
              </table:table-cell>
              <table:table-cell office:value-type="float" office:value="642">
                <text:p>64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0.01163">
                <text:p>0.01163</text:p>
              </table:table-cell>
              <table:table-cell office:value-type="float" office:value="971">
                <text:p>97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0.0208">
                <text:p>0.0208</text:p>
              </table:table-cell>
              <table:table-cell office:value-type="float" office:value="541">
                <text:p>541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">
                <text:p>208</text:p>
              </table:table-cell>
              <table:table-cell office:value-type="float" office:value="0.005">
                <text:p>0.005</text:p>
              </table:table-cell>
              <table:table-cell office:value-type="float" office:value="176">
                <text:p>176</text:p>
              </table:table-cell>
              <table:table-cell office:value-type="float" office:value="0.00426">
                <text:p>0.004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">
                <text:p>213</text:p>
              </table:table-cell>
              <table:table-cell office:value-type="float" office:value="0.00052">
                <text:p>0.00052</text:p>
              </table:table-cell>
              <table:table-cell office:value-type="float" office:value="492">
                <text:p>49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0.00159">
                <text:p>0.00159</text:p>
              </table:table-cell>
              <table:table-cell office:value-type="float" office:value="346">
                <text:p>346</text:p>
              </table:table-cell>
              <table:table-cell office:value-type="float" office:value="0.00257">
                <text:p>0.002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1">
                <text:p>331</text:p>
              </table:table-cell>
              <table:table-cell office:value-type="float" office:value="0.0026">
                <text:p>0.0026</text:p>
              </table:table-cell>
              <table:table-cell office:value-type="float" office:value="214">
                <text:p>214</text:p>
              </table:table-cell>
              <table:table-cell office:value-type="float" office:value="0.00532">
                <text:p>0.005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0.00969">
                <text:p>0.00969</text:p>
              </table:table-cell>
              <table:table-cell office:value-type="float" office:value="388">
                <text:p>388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4">
                <text:p>544</text:p>
              </table:table-cell>
              <table:table-cell office:value-type="float" office:value="0.00197">
                <text:p>0.00197</text:p>
              </table:table-cell>
              <table:table-cell office:value-type="float" office:value="283">
                <text:p>283</text:p>
              </table:table-cell>
              <table:table-cell office:value-type="float" office:value="0.00349">
                <text:p>0.003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0.01208">
                <text:p>0.01208</text:p>
              </table:table-cell>
              <table:table-cell office:value-type="float" office:value="370">
                <text:p>370</text:p>
              </table:table-cell>
              <table:table-cell office:value-type="float" office:value="0.00212">
                <text:p>0.00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03262">
                <text:p>0.03262</text:p>
              </table:table-cell>
              <table:table-cell office:value-type="float" office:value="369">
                <text:p>369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">
                <text:p>284</text:p>
              </table:table-cell>
              <table:table-cell office:value-type="float" office:value="0.00367">
                <text:p>0.00367</text:p>
              </table:table-cell>
              <table:table-cell office:value-type="float" office:value="508">
                <text:p>50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0.00259">
                <text:p>0.00259</text:p>
              </table:table-cell>
              <table:table-cell office:value-type="float" office:value="156">
                <text:p>156</text:p>
              </table:table-cell>
              <table:table-cell office:value-type="float" office:value="0.00351">
                <text:p>0.00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0.01041">
                <text:p>0.01041</text:p>
              </table:table-cell>
              <table:table-cell office:value-type="float" office:value="574">
                <text:p>574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0.05764">
                <text:p>0.05764</text:p>
              </table:table-cell>
              <table:table-cell office:value-type="float" office:value="450">
                <text:p>450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">
                <text:p>134</text:p>
              </table:table-cell>
              <table:table-cell office:value-type="float" office:value="0.01011">
                <text:p>0.01011</text:p>
              </table:table-cell>
              <table:table-cell office:value-type="float" office:value="487">
                <text:p>487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">
                <text:p>183</text:p>
              </table:table-cell>
              <table:table-cell office:value-type="float" office:value="0.00604">
                <text:p>0.00604</text:p>
              </table:table-cell>
              <table:table-cell office:value-type="float" office:value="392">
                <text:p>392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0.01277">
                <text:p>0.01277</text:p>
              </table:table-cell>
              <table:table-cell office:value-type="float" office:value="532">
                <text:p>532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">
                <text:p>137</text:p>
              </table:table-cell>
              <table:table-cell office:value-type="float" office:value="0.00705">
                <text:p>0.00705</text:p>
              </table:table-cell>
              <table:table-cell office:value-type="float" office:value="329">
                <text:p>329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0.01053">
                <text:p>0.01053</text:p>
              </table:table-cell>
              <table:table-cell office:value-type="float" office:value="601">
                <text:p>601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">
                <text:p>272</text:p>
              </table:table-cell>
              <table:table-cell office:value-type="float" office:value="0.00471">
                <text:p>0.00471</text:p>
              </table:table-cell>
              <table:table-cell office:value-type="float" office:value="240">
                <text:p>240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0.01149">
                <text:p>0.01149</text:p>
              </table:table-cell>
              <table:table-cell office:value-type="float" office:value="584">
                <text:p>584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1">
                <text:p>241</text:p>
              </table:table-cell>
              <table:table-cell office:value-type="float" office:value="0.00475">
                <text:p>0.00475</text:p>
              </table:table-cell>
              <table:table-cell office:value-type="float" office:value="183">
                <text:p>183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0.00901">
                <text:p>0.00901</text:p>
              </table:table-cell>
              <table:table-cell office:value-type="float" office:value="266">
                <text:p>266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0.01016">
                <text:p>0.01016</text:p>
              </table:table-cell>
              <table:table-cell office:value-type="float" office:value="198">
                <text:p>198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0.03041">
                <text:p>0.03041</text:p>
              </table:table-cell>
              <table:table-cell office:value-type="float" office:value="487">
                <text:p>487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4">
                <text:p>334</text:p>
              </table:table-cell>
              <table:table-cell office:value-type="float" office:value="0.00205">
                <text:p>0.00205</text:p>
              </table:table-cell>
              <table:table-cell office:value-type="float" office:value="113">
                <text:p>113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0.0575">
                <text:p>0.0575</text:p>
              </table:table-cell>
              <table:table-cell office:value-type="float" office:value="937">
                <text:p>93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5">
                <text:p>315</text:p>
              </table:table-cell>
              <table:table-cell office:value-type="float" office:value="0.00347">
                <text:p>0.00347</text:p>
              </table:table-cell>
              <table:table-cell office:value-type="float" office:value="220">
                <text:p>220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0.02207">
                <text:p>0.02207</text:p>
              </table:table-cell>
              <table:table-cell office:value-type="float" office:value="282">
                <text:p>282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0.0124">
                <text:p>0.0124</text:p>
              </table:table-cell>
              <table:table-cell office:value-type="float" office:value="729">
                <text:p>729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02778">
                <text:p>0.02778</text:p>
              </table:table-cell>
              <table:table-cell office:value-type="float" office:value="397">
                <text:p>397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0.02597">
                <text:p>0.02597</text:p>
              </table:table-cell>
              <table:table-cell office:value-type="float" office:value="508">
                <text:p>508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">
                <text:p>95</text:p>
              </table:table-cell>
              <table:table-cell office:value-type="float" office:value="0.01491">
                <text:p>0.01491</text:p>
              </table:table-cell>
              <table:table-cell office:value-type="float" office:value="363">
                <text:p>363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0.0226">
                <text:p>0.0226</text:p>
              </table:table-cell>
              <table:table-cell office:value-type="float" office:value="341">
                <text:p>34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0.01493">
                <text:p>0.01493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0.02425">
                <text:p>0.02425</text:p>
              </table:table-cell>
              <table:table-cell office:value-type="float" office:value="296">
                <text:p>296</text:p>
              </table:table-cell>
              <table:table-cell office:value-type="float" office:value="0.00283">
                <text:p>0.00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0.01974">
                <text:p>0.01974</text:p>
              </table:table-cell>
              <table:table-cell office:value-type="float" office:value="504">
                <text:p>504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">
                <text:p>226</text:p>
              </table:table-cell>
              <table:table-cell office:value-type="float" office:value="0.00152">
                <text:p>0.00152</text:p>
              </table:table-cell>
              <table:table-cell office:value-type="float" office:value="155">
                <text:p>155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">
                <text:p>522</text:p>
              </table:table-cell>
              <table:table-cell office:value-type="float" office:value="0.00047">
                <text:p>0.00047</text:p>
              </table:table-cell>
              <table:table-cell office:value-type="float" office:value="456">
                <text:p>456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">
                <text:p>190</text:p>
              </table:table-cell>
              <table:table-cell office:value-type="float" office:value="0.0051">
                <text:p>0.0051</text:p>
              </table:table-cell>
              <table:table-cell office:value-type="float" office:value="538">
                <text:p>538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">
                <text:p>424</text:p>
              </table:table-cell>
              <table:table-cell office:value-type="float" office:value="0.00178">
                <text:p>0.00178</text:p>
              </table:table-cell>
              <table:table-cell office:value-type="float" office:value="305">
                <text:p>305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0.00955">
                <text:p>0.00955</text:p>
              </table:table-cell>
              <table:table-cell office:value-type="float" office:value="403">
                <text:p>403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7">
                <text:p>217</text:p>
              </table:table-cell>
              <table:table-cell office:value-type="float" office:value="0.00681">
                <text:p>0.00681</text:p>
              </table:table-cell>
              <table:table-cell office:value-type="float" office:value="402">
                <text:p>402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0.00575">
                <text:p>0.00575</text:p>
              </table:table-cell>
              <table:table-cell office:value-type="float" office:value="501">
                <text:p>501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0.02333">
                <text:p>0.02333</text:p>
              </table:table-cell>
              <table:table-cell office:value-type="float" office:value="718">
                <text:p>718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">
                <text:p>214</text:p>
              </table:table-cell>
              <table:table-cell office:value-type="float" office:value="0.00477">
                <text:p>0.00477</text:p>
              </table:table-cell>
              <table:table-cell office:value-type="float" office:value="530">
                <text:p>530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">
                <text:p>97</text:p>
              </table:table-cell>
              <table:table-cell office:value-type="float" office:value="0.01401">
                <text:p>0.01401</text:p>
              </table:table-cell>
              <table:table-cell office:value-type="float" office:value="365">
                <text:p>36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6">
                <text:p>206</text:p>
              </table:table-cell>
              <table:table-cell office:value-type="float" office:value="0.00293">
                <text:p>0.00293</text:p>
              </table:table-cell>
              <table:table-cell office:value-type="float" office:value="639">
                <text:p>639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">
                <text:p>61</text:p>
              </table:table-cell>
              <table:table-cell office:value-type="float" office:value="0.02941">
                <text:p>0.02941</text:p>
              </table:table-cell>
              <table:table-cell office:value-type="float" office:value="178">
                <text:p>178</text:p>
              </table:table-cell>
              <table:table-cell office:value-type="float" office:value="0.00269">
                <text:p>0.002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0.01593">
                <text:p>0.01593</text:p>
              </table:table-cell>
              <table:table-cell office:value-type="float" office:value="267">
                <text:p>267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">
                <text:p>55</text:p>
              </table:table-cell>
              <table:table-cell office:value-type="float" office:value="0.01867">
                <text:p>0.01867</text:p>
              </table:table-cell>
              <table:table-cell office:value-type="float" office:value="126">
                <text:p>126</text:p>
              </table:table-cell>
              <table:table-cell office:value-type="float" office:value="0.00658">
                <text:p>0.006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1268">
                <text:p>0.01268</text:p>
              </table:table-cell>
              <table:table-cell office:value-type="float" office:value="182">
                <text:p>182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0.03704">
                <text:p>0.03704</text:p>
              </table:table-cell>
              <table:table-cell office:value-type="float" office:value="253">
                <text:p>25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  <table:table-cell office:value-type="float" office:value="0.03148">
                <text:p>0.03148</text:p>
              </table:table-cell>
              <table:table-cell office:value-type="float" office:value="510">
                <text:p>510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0.02038">
                <text:p>0.02038</text:p>
              </table:table-cell>
              <table:table-cell office:value-type="float" office:value="436">
                <text:p>436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0.0043">
                <text:p>0.0043</text:p>
              </table:table-cell>
              <table:table-cell office:value-type="float" office:value="297">
                <text:p>297</text:p>
              </table:table-cell>
              <table:table-cell office:value-type="float" office:value="0.00417">
                <text:p>0.004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0.01739">
                <text:p>0.01739</text:p>
              </table:table-cell>
              <table:table-cell office:value-type="float" office:value="198">
                <text:p>198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">
                <text:p>242</text:p>
              </table:table-cell>
              <table:table-cell office:value-type="float" office:value="0.00603">
                <text:p>0.00603</text:p>
              </table:table-cell>
              <table:table-cell office:value-type="float" office:value="994">
                <text:p>994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0061">
                <text:p>0.00061</text:p>
              </table:table-cell>
              <table:table-cell office:value-type="float" office:value="133">
                <text:p>13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0.01254">
                <text:p>0.01254</text:p>
              </table:table-cell>
              <table:table-cell office:value-type="float" office:value="474">
                <text:p>474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0.00572">
                <text:p>0.00572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">
                <text:p>105</text:p>
              </table:table-cell>
              <table:table-cell office:value-type="float" office:value="0.01567">
                <text:p>0.01567</text:p>
              </table:table-cell>
              <table:table-cell office:value-type="float" office:value="206">
                <text:p>206</text:p>
              </table:table-cell>
              <table:table-cell office:value-type="float" office:value="0.00415">
                <text:p>0.00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.03024">
                <text:p>0.03024</text:p>
              </table:table-cell>
              <table:table-cell office:value-type="float" office:value="487">
                <text:p>487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">
                <text:p>172</text:p>
              </table:table-cell>
              <table:table-cell office:value-type="float" office:value="0.00663">
                <text:p>0.00663</text:p>
              </table:table-cell>
              <table:table-cell office:value-type="float" office:value="442">
                <text:p>442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8">
                <text:p>378</text:p>
              </table:table-cell>
              <table:table-cell office:value-type="float" office:value="0.00289">
                <text:p>0.00289</text:p>
              </table:table-cell>
              <table:table-cell office:value-type="float" office:value="211">
                <text:p>211</text:p>
              </table:table-cell>
              <table:table-cell office:value-type="float" office:value="0.00279">
                <text:p>0.002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0.03535">
                <text:p>0.03535</text:p>
              </table:table-cell>
              <table:table-cell office:value-type="float" office:value="258">
                <text:p>258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">
                <text:p>219</text:p>
              </table:table-cell>
              <table:table-cell office:value-type="float" office:value="0.00609">
                <text:p>0.00609</text:p>
              </table:table-cell>
              <table:table-cell office:value-type="float" office:value="459">
                <text:p>45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0.01235">
                <text:p>0.01235</text:p>
              </table:table-cell>
              <table:table-cell office:value-type="float" office:value="382">
                <text:p>382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">
                <text:p>224</text:p>
              </table:table-cell>
              <table:table-cell office:value-type="float" office:value="0.00519">
                <text:p>0.00519</text:p>
              </table:table-cell>
              <table:table-cell office:value-type="float" office:value="253">
                <text:p>25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5">
                <text:p>595</text:p>
              </table:table-cell>
              <table:table-cell office:value-type="float" office:value="0.00108">
                <text:p>0.00108</text:p>
              </table:table-cell>
              <table:table-cell office:value-type="float" office:value="971">
                <text:p>97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7">
                <text:p>217</text:p>
              </table:table-cell>
              <table:table-cell office:value-type="float" office:value="0.00386">
                <text:p>0.00386</text:p>
              </table:table-cell>
              <table:table-cell office:value-type="float" office:value="158">
                <text:p>158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">
                <text:p>113</text:p>
              </table:table-cell>
              <table:table-cell office:value-type="float" office:value="0.01191">
                <text:p>0.01191</text:p>
              </table:table-cell>
              <table:table-cell office:value-type="float" office:value="671">
                <text:p>671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">
                <text:p>123</text:p>
              </table:table-cell>
              <table:table-cell office:value-type="float" office:value="0.01379">
                <text:p>0.01379</text:p>
              </table:table-cell>
              <table:table-cell office:value-type="float" office:value="927">
                <text:p>92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0.00565">
                <text:p>0.00565</text:p>
              </table:table-cell>
              <table:table-cell office:value-type="float" office:value="504">
                <text:p>50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0.00638">
                <text:p>0.00638</text:p>
              </table:table-cell>
              <table:table-cell office:value-type="float" office:value="269">
                <text:p>269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0.01353">
                <text:p>0.01353</text:p>
              </table:table-cell>
              <table:table-cell office:value-type="float" office:value="228">
                <text:p>228</text:p>
              </table:table-cell>
              <table:table-cell office:value-type="float" office:value="0.00293">
                <text:p>0.002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0.00623">
                <text:p>0.00623</text:p>
              </table:table-cell>
              <table:table-cell office:value-type="float" office:value="149">
                <text:p>149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">
                <text:p>255</text:p>
              </table:table-cell>
              <table:table-cell office:value-type="float" office:value="0.00341">
                <text:p>0.00341</text:p>
              </table:table-cell>
              <table:table-cell office:value-type="float" office:value="286">
                <text:p>2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5">
                <text:p>275</text:p>
              </table:table-cell>
              <table:table-cell office:value-type="float" office:value="0.00536">
                <text:p>0.00536</text:p>
              </table:table-cell>
              <table:table-cell office:value-type="float" office:value="196">
                <text:p>196</text:p>
              </table:table-cell>
              <table:table-cell office:value-type="float" office:value="0.00242">
                <text:p>0.002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">
                <text:p>144</text:p>
              </table:table-cell>
              <table:table-cell office:value-type="float" office:value="0.00688">
                <text:p>0.00688</text:p>
              </table:table-cell>
              <table:table-cell office:value-type="float" office:value="273">
                <text:p>273</text:p>
              </table:table-cell>
              <table:table-cell office:value-type="float" office:value="0.00546">
                <text:p>0.005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0.00779">
                <text:p>0.00779</text:p>
              </table:table-cell>
              <table:table-cell office:value-type="float" office:value="221">
                <text:p>221</text:p>
              </table:table-cell>
              <table:table-cell office:value-type="float" office:value="0.00559">
                <text:p>0.005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075">
                <text:p>0.0075</text:p>
              </table:table-cell>
              <table:table-cell office:value-type="float" office:value="411">
                <text:p>41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2">
                <text:p>212</text:p>
              </table:table-cell>
              <table:table-cell office:value-type="float" office:value="0.00406">
                <text:p>0.00406</text:p>
              </table:table-cell>
              <table:table-cell office:value-type="float" office:value="226">
                <text:p>226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">
                <text:p>363</text:p>
              </table:table-cell>
              <table:table-cell office:value-type="float" office:value="0.00325">
                <text:p>0.00325</text:p>
              </table:table-cell>
              <table:table-cell office:value-type="float" office:value="452">
                <text:p>452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0.01062">
                <text:p>0.01062</text:p>
              </table:table-cell>
              <table:table-cell office:value-type="float" office:value="444">
                <text:p>444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0.01419">
                <text:p>0.01419</text:p>
              </table:table-cell>
              <table:table-cell office:value-type="float" office:value="224">
                <text:p>224</text:p>
              </table:table-cell>
              <table:table-cell office:value-type="float" office:value="0.00364">
                <text:p>0.003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5">
                <text:p>405</text:p>
              </table:table-cell>
              <table:table-cell office:value-type="float" office:value="0.00262">
                <text:p>0.00262</text:p>
              </table:table-cell>
              <table:table-cell office:value-type="float" office:value="369">
                <text:p>369</text:p>
              </table:table-cell>
              <table:table-cell office:value-type="float" office:value="0.00312">
                <text:p>0.003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">
                <text:p>67</text:p>
              </table:table-cell>
              <table:table-cell office:value-type="float" office:value="0.01693">
                <text:p>0.01693</text:p>
              </table:table-cell>
              <table:table-cell office:value-type="float" office:value="118">
                <text:p>118</text:p>
              </table:table-cell>
              <table:table-cell office:value-type="float" office:value="0.00603">
                <text:p>0.006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0.00383">
                <text:p>0.00383</text:p>
              </table:table-cell>
              <table:table-cell office:value-type="float" office:value="181">
                <text:p>181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  <table:table-cell office:value-type="float" office:value="0.01288">
                <text:p>0.01288</text:p>
              </table:table-cell>
              <table:table-cell office:value-type="float" office:value="85">
                <text:p>8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0.01916">
                <text:p>0.01916</text:p>
              </table:table-cell>
              <table:table-cell office:value-type="float" office:value="229">
                <text:p>229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0.00295">
                <text:p>0.00295</text:p>
              </table:table-cell>
              <table:table-cell office:value-type="float" office:value="176">
                <text:p>176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0.00821">
                <text:p>0.00821</text:p>
              </table:table-cell>
              <table:table-cell office:value-type="float" office:value="344">
                <text:p>344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575">
                <text:p>0.0575</text:p>
              </table:table-cell>
              <table:table-cell office:value-type="float" office:value="289">
                <text:p>289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0.01319">
                <text:p>0.01319</text:p>
              </table:table-cell>
              <table:table-cell office:value-type="float" office:value="225">
                <text:p>225</text:p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">
                <text:p>210</text:p>
              </table:table-cell>
              <table:table-cell office:value-type="float" office:value="0.00583">
                <text:p>0.00583</text:p>
              </table:table-cell>
              <table:table-cell office:value-type="float" office:value="332">
                <text:p>33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9">
                <text:p>129</text:p>
              </table:table-cell>
              <table:table-cell office:value-type="float" office:value="0.00917">
                <text:p>0.00917</text:p>
              </table:table-cell>
              <table:table-cell office:value-type="float" office:value="170">
                <text:p>170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">
                <text:p>263</text:p>
              </table:table-cell>
              <table:table-cell office:value-type="float" office:value="0.00413">
                <text:p>0.00413</text:p>
              </table:table-cell>
              <table:table-cell office:value-type="float" office:value="499">
                <text:p>499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0">
                <text:p>130</text:p>
              </table:table-cell>
              <table:table-cell office:value-type="float" office:value="0.01054">
                <text:p>0.01054</text:p>
              </table:table-cell>
              <table:table-cell office:value-type="float" office:value="265">
                <text:p>265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  <table:table-cell office:value-type="float" office:value="0.01781">
                <text:p>0.01781</text:p>
              </table:table-cell>
              <table:table-cell office:value-type="float" office:value="135">
                <text:p>135</text:p>
              </table:table-cell>
              <table:table-cell office:value-type="float" office:value="0.00889">
                <text:p>0.008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0">
                <text:p>160</text:p>
              </table:table-cell>
              <table:table-cell office:value-type="float" office:value="0.00614">
                <text:p>0.00614</text:p>
              </table:table-cell>
              <table:table-cell office:value-type="float" office:value="259">
                <text:p>259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">
                <text:p>109</text:p>
              </table:table-cell>
              <table:table-cell office:value-type="float" office:value="0.01294">
                <text:p>0.01294</text:p>
              </table:table-cell>
              <table:table-cell office:value-type="float" office:value="215">
                <text:p>215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296">
                <text:p>0.00296</text:p>
              </table:table-cell>
              <table:table-cell office:value-type="float" office:value="590">
                <text:p>590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">
                <text:p>99</text:p>
              </table:table-cell>
              <table:table-cell office:value-type="float" office:value="0.01796">
                <text:p>0.01796</text:p>
              </table:table-cell>
              <table:table-cell office:value-type="float" office:value="482">
                <text:p>482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9">
                <text:p>139</text:p>
              </table:table-cell>
              <table:table-cell office:value-type="float" office:value="0.01034">
                <text:p>0.01034</text:p>
              </table:table-cell>
              <table:table-cell office:value-type="float" office:value="307">
                <text:p>307</text:p>
              </table:table-cell>
              <table:table-cell office:value-type="float" office:value="0.00458">
                <text:p>0.00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">
                <text:p>205</text:p>
              </table:table-cell>
              <table:table-cell office:value-type="float" office:value="0.00464">
                <text:p>0.00464</text:p>
              </table:table-cell>
              <table:table-cell office:value-type="float" office:value="193">
                <text:p>193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0.005">
                <text:p>0.005</text:p>
              </table:table-cell>
              <table:table-cell office:value-type="float" office:value="211">
                <text:p>211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">
                <text:p>65</text:p>
              </table:table-cell>
              <table:table-cell office:value-type="float" office:value="0.03333">
                <text:p>0.03333</text:p>
              </table:table-cell>
              <table:table-cell office:value-type="float" office:value="431">
                <text:p>431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">
                <text:p>223</text:p>
              </table:table-cell>
              <table:table-cell office:value-type="float" office:value="0.00466">
                <text:p>0.00466</text:p>
              </table:table-cell>
              <table:table-cell office:value-type="float" office:value="349">
                <text:p>349</text:p>
              </table:table-cell>
              <table:table-cell office:value-type="float" office:value="0.00252">
                <text:p>0.002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0.01073">
                <text:p>0.01073</text:p>
              </table:table-cell>
              <table:table-cell office:value-type="float" office:value="447">
                <text:p>447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1">
                <text:p>571</text:p>
              </table:table-cell>
              <table:table-cell office:value-type="float" office:value="0.00202">
                <text:p>0.00202</text:p>
              </table:table-cell>
              <table:table-cell office:value-type="float" office:value="244">
                <text:p>244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">
                <text:p>211</text:p>
              </table:table-cell>
              <table:table-cell office:value-type="float" office:value="0.00429">
                <text:p>0.00429</text:p>
              </table:table-cell>
              <table:table-cell office:value-type="float" office:value="821">
                <text:p>821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">
                <text:p>182</text:p>
              </table:table-cell>
              <table:table-cell office:value-type="float" office:value="0.00524">
                <text:p>0.00524</text:p>
              </table:table-cell>
              <table:table-cell office:value-type="float" office:value="475">
                <text:p>475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5">
                <text:p>185</text:p>
              </table:table-cell>
              <table:table-cell office:value-type="float" office:value="0.00822">
                <text:p>0.00822</text:p>
              </table:table-cell>
              <table:table-cell office:value-type="float" office:value="171">
                <text:p>171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">
                <text:p>345</text:p>
              </table:table-cell>
              <table:table-cell office:value-type="float" office:value="0.00256">
                <text:p>0.00256</text:p>
              </table:table-cell>
              <table:table-cell office:value-type="float" office:value="327">
                <text:p>327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5">
                <text:p>205</text:p>
              </table:table-cell>
              <table:table-cell office:value-type="float" office:value="0.00482">
                <text:p>0.00482</text:p>
              </table:table-cell>
              <table:table-cell office:value-type="float" office:value="397">
                <text:p>39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02512">
                <text:p>0.02512</text:p>
              </table:table-cell>
              <table:table-cell office:value-type="float" office:value="428">
                <text:p>428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0.02632">
                <text:p>0.02632</text:p>
              </table:table-cell>
              <table:table-cell office:value-type="float" office:value="174">
                <text:p>174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0.01423">
                <text:p>0.01423</text:p>
              </table:table-cell>
              <table:table-cell office:value-type="float" office:value="233">
                <text:p>233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  <table:table-cell office:value-type="float" office:value="0.01217">
                <text:p>0.01217</text:p>
              </table:table-cell>
              <table:table-cell office:value-type="float" office:value="266">
                <text:p>266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9">
                <text:p>159</text:p>
              </table:table-cell>
              <table:table-cell office:value-type="float" office:value="0.01397">
                <text:p>0.01397</text:p>
              </table:table-cell>
              <table:table-cell office:value-type="float" office:value="503">
                <text:p>503</text:p>
              </table:table-cell>
              <table:table-cell office:value-type="float" office:value="0.00086">
                <text:p>0.000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">
                <text:p>47</text:p>
              </table:table-cell>
              <table:table-cell office:value-type="float" office:value="0.01993">
                <text:p>0.01993</text:p>
              </table:table-cell>
              <table:table-cell office:value-type="float" office:value="347">
                <text:p>347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0.01393">
                <text:p>0.01393</text:p>
              </table:table-cell>
              <table:table-cell office:value-type="float" office:value="730">
                <text:p>730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">
                <text:p>132</text:p>
              </table:table-cell>
              <table:table-cell office:value-type="float" office:value="0.00546">
                <text:p>0.00546</text:p>
              </table:table-cell>
              <table:table-cell office:value-type="float" office:value="223">
                <text:p>223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0.04567">
                <text:p>0.04567</text:p>
              </table:table-cell>
              <table:table-cell office:value-type="float" office:value="56">
                <text:p>56</text:p>
              </table:table-cell>
              <table:table-cell office:value-type="float" office:value="0.00641">
                <text:p>0.006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7">
                <text:p>117</text:p>
              </table:table-cell>
              <table:table-cell office:value-type="float" office:value="0.01183">
                <text:p>0.01183</text:p>
              </table:table-cell>
              <table:table-cell office:value-type="float" office:value="161">
                <text:p>161</text:p>
              </table:table-cell>
              <table:table-cell office:value-type="float" office:value="0.00489">
                <text:p>0.004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0.08184">
                <text:p>0.08184</text:p>
              </table:table-cell>
              <table:table-cell office:value-type="float" office:value="382">
                <text:p>382</text:p>
              </table:table-cell>
              <table:table-cell office:value-type="float" office:value="0.00247">
                <text:p>0.002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0.00228">
                <text:p>0.00228</text:p>
              </table:table-cell>
              <table:table-cell office:value-type="float" office:value="439">
                <text:p>439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">
                <text:p>159</text:p>
              </table:table-cell>
              <table:table-cell office:value-type="float" office:value="0.00888">
                <text:p>0.00888</text:p>
              </table:table-cell>
              <table:table-cell office:value-type="float" office:value="215">
                <text:p>215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">
                <text:p>106</text:p>
              </table:table-cell>
              <table:table-cell office:value-type="float" office:value="0.00469">
                <text:p>0.00469</text:p>
              </table:table-cell>
              <table:table-cell office:value-type="float" office:value="494">
                <text:p>494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">
                <text:p>173</text:p>
              </table:table-cell>
              <table:table-cell office:value-type="float" office:value="0.00808">
                <text:p>0.00808</text:p>
              </table:table-cell>
              <table:table-cell office:value-type="float" office:value="307">
                <text:p>307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">
                <text:p>154</text:p>
              </table:table-cell>
              <table:table-cell office:value-type="float" office:value="0.00492">
                <text:p>0.00492</text:p>
              </table:table-cell>
              <table:table-cell office:value-type="float" office:value="222">
                <text:p>222</text:p>
              </table:table-cell>
              <table:table-cell office:value-type="float" office:value="0.00322">
                <text:p>0.003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0.00309">
                <text:p>0.00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">
                <text:p>105</text:p>
              </table:table-cell>
              <table:table-cell office:value-type="float" office:value="0.01416">
                <text:p>0.0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0.01282">
                <text:p>0.0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5">
                <text:p>145</text:p>
              </table:table-cell>
              <table:table-cell office:value-type="float" office:value="0.00918">
                <text:p>0.0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0.00537">
                <text:p>0.0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">
                <text:p>127</text:p>
              </table:table-cell>
              <table:table-cell office:value-type="float" office:value="0.00471">
                <text:p>0.0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1">
                <text:p>351</text:p>
              </table:table-cell>
              <table:table-cell office:value-type="float" office:value="0.00301">
                <text:p>0.0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">
                <text:p>87</text:p>
              </table:table-cell>
              <table:table-cell office:value-type="float" office:value="0.0106">
                <text:p>0.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0.00515">
                <text:p>0.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0.00174">
                <text:p>0.0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0">
                <text:p>180</text:p>
              </table:table-cell>
              <table:table-cell office:value-type="float" office:value="0.00642">
                <text:p>0.0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">
                <text:p>104</text:p>
              </table:table-cell>
              <table:table-cell office:value-type="float" office:value="0.01605">
                <text:p>0.0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">
                <text:p>86</text:p>
              </table:table-cell>
              <table:table-cell office:value-type="float" office:value="0.00606">
                <text:p>0.0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">
                <text:p>167</text:p>
              </table:table-cell>
              <table:table-cell office:value-type="float" office:value="0.00892">
                <text:p>0.0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">
                <text:p>84</text:p>
              </table:table-cell>
              <table:table-cell office:value-type="float" office:value="0.02507">
                <text:p>0.0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">
                <text:p>105</text:p>
              </table:table-cell>
              <table:table-cell office:value-type="float" office:value="0.01754">
                <text:p>0.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2">
                <text:p>152</text:p>
              </table:table-cell>
              <table:table-cell office:value-type="float" office:value="0.00384">
                <text:p>0.0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0.02344">
                <text:p>0.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">
                <text:p>257</text:p>
              </table:table-cell>
              <table:table-cell office:value-type="float" office:value="0.00473">
                <text:p>0.0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0.0057">
                <text:p>0.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0.00307">
                <text:p>0.00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3">
                <text:p>143</text:p>
              </table:table-cell>
              <table:table-cell office:value-type="float" office:value="0.01018">
                <text:p>0.0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0.00513">
                <text:p>0.0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0">
                <text:p>340</text:p>
              </table:table-cell>
              <table:table-cell office:value-type="float" office:value="0.00409">
                <text:p>0.0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3">
                <text:p>323</text:p>
              </table:table-cell>
              <table:table-cell office:value-type="float" office:value="0.0041">
                <text:p>0.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2">
                <text:p>152</text:p>
              </table:table-cell>
              <table:table-cell office:value-type="float" office:value="0.01424">
                <text:p>0.0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">
                <text:p>129</text:p>
              </table:table-cell>
              <table:table-cell office:value-type="float" office:value="0.01101">
                <text:p>0.0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0.02001">
                <text:p>0.0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0.01686">
                <text:p>0.0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0.00426">
                <text:p>0.00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2">
                <text:p>152</text:p>
              </table:table-cell>
              <table:table-cell office:value-type="float" office:value="0.01039">
                <text:p>0.0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0.02871">
                <text:p>0.0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0.04533">
                <text:p>0.04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">
                <text:p>153</text:p>
              </table:table-cell>
              <table:table-cell office:value-type="float" office:value="0.00582">
                <text:p>0.0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7">
                <text:p>207</text:p>
              </table:table-cell>
              <table:table-cell office:value-type="float" office:value="0.00455">
                <text:p>0.0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6">
                <text:p>366</text:p>
              </table:table-cell>
              <table:table-cell office:value-type="float" office:value="0.00256">
                <text:p>0.0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0.00743">
                <text:p>0.0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0.00387">
                <text:p>0.0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">
                <text:p>127</text:p>
              </table:table-cell>
              <table:table-cell office:value-type="float" office:value="0.01141">
                <text:p>0.0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0.01469">
                <text:p>0.0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6">
                <text:p>226</text:p>
              </table:table-cell>
              <table:table-cell office:value-type="float" office:value="0.00479">
                <text:p>0.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2">
                <text:p>152</text:p>
              </table:table-cell>
              <table:table-cell office:value-type="float" office:value="0.01143">
                <text:p>0.0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">
                <text:p>62</text:p>
              </table:table-cell>
              <table:table-cell office:value-type="float" office:value="0.01587">
                <text:p>0.0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0.01425">
                <text:p>0.0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">
                <text:p>123</text:p>
              </table:table-cell>
              <table:table-cell office:value-type="float" office:value="0.00826">
                <text:p>0.0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0.00548">
                <text:p>0.0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">
                <text:p>83</text:p>
              </table:table-cell>
              <table:table-cell office:value-type="float" office:value="0.00414">
                <text:p>0.0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">
                <text:p>110</text:p>
              </table:table-cell>
              <table:table-cell office:value-type="float" office:value="0.00959">
                <text:p>0.0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">
                <text:p>41</text:p>
              </table:table-cell>
              <table:table-cell office:value-type="float" office:value="0.04048">
                <text:p>0.0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">
                <text:p>112</text:p>
              </table:table-cell>
              <table:table-cell office:value-type="float" office:value="0.01543">
                <text:p>0.0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1">
                <text:p>121</text:p>
              </table:table-cell>
              <table:table-cell office:value-type="float" office:value="0.00848">
                <text:p>0.0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">
                <text:p>145</text:p>
              </table:table-cell>
              <table:table-cell office:value-type="float" office:value="0.00933">
                <text:p>0.00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  <table:table-cell office:value-type="float" office:value="0.00335">
                <text:p>0.0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">
                <text:p>195</text:p>
              </table:table-cell>
              <table:table-cell office:value-type="float" office:value="0.00429">
                <text:p>0.0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">
                <text:p>90</text:p>
              </table:table-cell>
              <table:table-cell office:value-type="float" office:value="0.01312">
                <text:p>0.0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4">
                <text:p>124</text:p>
              </table:table-cell>
              <table:table-cell office:value-type="float" office:value="0.01414">
                <text:p>0.0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0.01283">
                <text:p>0.0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">
                <text:p>146</text:p>
              </table:table-cell>
              <table:table-cell office:value-type="float" office:value="0.01339">
                <text:p>0.0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">
                <text:p>86</text:p>
              </table:table-cell>
              <table:table-cell office:value-type="float" office:value="0.01056">
                <text:p>0.0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4">
                <text:p>184</text:p>
              </table:table-cell>
              <table:table-cell office:value-type="float" office:value="0.00595">
                <text:p>0.0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0.00179">
                <text:p>0.0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0">
                <text:p>220</text:p>
              </table:table-cell>
              <table:table-cell office:value-type="float" office:value="0.00438">
                <text:p>0.0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1">
                <text:p>121</text:p>
              </table:table-cell>
              <table:table-cell office:value-type="float" office:value="0.00817">
                <text:p>0.0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">
                <text:p>240</text:p>
              </table:table-cell>
              <table:table-cell office:value-type="float" office:value="0.00344">
                <text:p>0.0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">
                <text:p>161</text:p>
              </table:table-cell>
              <table:table-cell office:value-type="float" office:value="0.00673">
                <text:p>0.0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">
                <text:p>255</text:p>
              </table:table-cell>
              <table:table-cell office:value-type="float" office:value="0.00466">
                <text:p>0.0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3">
                <text:p>213</text:p>
              </table:table-cell>
              <table:table-cell office:value-type="float" office:value="0.00565">
                <text:p>0.0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">
                <text:p>146</text:p>
              </table:table-cell>
              <table:table-cell office:value-type="float" office:value="0.00759">
                <text:p>0.00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">
                <text:p>67</text:p>
              </table:table-cell>
              <table:table-cell office:value-type="float" office:value="0.01212">
                <text:p>0.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">
                <text:p>102</text:p>
              </table:table-cell>
              <table:table-cell office:value-type="float" office:value="0.01547">
                <text:p>0.0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2">
                <text:p>192</text:p>
              </table:table-cell>
              <table:table-cell office:value-type="float" office:value="0.00489">
                <text:p>0.00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8">
                <text:p>268</text:p>
              </table:table-cell>
              <table:table-cell office:value-type="float" office:value="0.00393">
                <text:p>0.00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  <table:table-cell office:value-type="float" office:value="0.02661">
                <text:p>0.0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7">
                <text:p>197</text:p>
              </table:table-cell>
              <table:table-cell office:value-type="float" office:value="0.00538">
                <text:p>0.0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0.00675">
                <text:p>0.00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4">
                <text:p>254</text:p>
              </table:table-cell>
              <table:table-cell office:value-type="float" office:value="0.00298">
                <text:p>0.0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0.01332">
                <text:p>0.0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">
                <text:p>69</text:p>
              </table:table-cell>
              <table:table-cell office:value-type="float" office:value="0.00855">
                <text:p>0.00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">
                <text:p>111</text:p>
              </table:table-cell>
              <table:table-cell office:value-type="float" office:value="0.00172">
                <text:p>0.0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">
                <text:p>162</text:p>
              </table:table-cell>
              <table:table-cell office:value-type="float" office:value="0.01275">
                <text:p>0.0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9">
                <text:p>529</text:p>
              </table:table-cell>
              <table:table-cell office:value-type="float" office:value="0.00186">
                <text:p>0.0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">
                <text:p>200</text:p>
              </table:table-cell>
              <table:table-cell office:value-type="float" office:value="0.00795">
                <text:p>0.0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  <table:table-cell office:value-type="float" office:value="0.03261">
                <text:p>0.0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">
                <text:p>41</text:p>
              </table:table-cell>
              <table:table-cell office:value-type="float" office:value="0.06667">
                <text:p>0.0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">
                <text:p>150</text:p>
              </table:table-cell>
              <table:table-cell office:value-type="float" office:value="0.00776">
                <text:p>0.0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">
                <text:p>55</text:p>
              </table:table-cell>
              <table:table-cell office:value-type="float" office:value="0.01455">
                <text:p>0.0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">
                <text:p>163</text:p>
              </table:table-cell>
              <table:table-cell office:value-type="float" office:value="0.00707">
                <text:p>0.00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">
                <text:p>103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0.02857">
                <text:p>0.0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0.00785">
                <text:p>0.0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7">
                <text:p>217</text:p>
              </table:table-cell>
              <table:table-cell office:value-type="float" office:value="0.00535">
                <text:p>0.0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5">
                <text:p>315</text:p>
              </table:table-cell>
              <table:table-cell office:value-type="float" office:value="0.00351">
                <text:p>0.00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">
                <text:p>62</text:p>
              </table:table-cell>
              <table:table-cell office:value-type="float" office:value="0.0303">
                <text:p>0.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0.01314">
                <text:p>0.0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">
                <text:p>49</text:p>
              </table:table-cell>
              <table:table-cell office:value-type="float" office:value="0.03679">
                <text:p>0.0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5">
                <text:p>105</text:p>
              </table:table-cell>
              <table:table-cell office:value-type="float" office:value="0.01474">
                <text:p>0.0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4">
                <text:p>274</text:p>
              </table:table-cell>
              <table:table-cell office:value-type="float" office:value="0.00321">
                <text:p>0.00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9">
                <text:p>229</text:p>
              </table:table-cell>
              <table:table-cell office:value-type="float" office:value="0.00514">
                <text:p>0.0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">
                <text:p>58</text:p>
              </table:table-cell>
              <table:table-cell office:value-type="float" office:value="0.0303">
                <text:p>0.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">
                <text:p>133</text:p>
              </table:table-cell>
              <table:table-cell office:value-type="float" office:value="0.01073">
                <text:p>0.0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">
                <text:p>99</text:p>
              </table:table-cell>
              <table:table-cell office:value-type="float" office:value="0.00861">
                <text:p>0.0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0">
                <text:p>120</text:p>
              </table:table-cell>
              <table:table-cell office:value-type="float" office:value="0.01638">
                <text:p>0.0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">
                <text:p>73</text:p>
              </table:table-cell>
              <table:table-cell office:value-type="float" office:value="0.02715">
                <text:p>0.0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1">
                <text:p>311</text:p>
              </table:table-cell>
              <table:table-cell office:value-type="float" office:value="0.00215">
                <text:p>0.0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0.00521">
                <text:p>0.0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0">
                <text:p>170</text:p>
              </table:table-cell>
              <table:table-cell office:value-type="float" office:value="0.0072">
                <text:p>0.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">
                <text:p>122</text:p>
              </table:table-cell>
              <table:table-cell office:value-type="float" office:value="0.00903">
                <text:p>0.0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">
                <text:p>179</text:p>
              </table:table-cell>
              <table:table-cell office:value-type="float" office:value="0.00579">
                <text:p>0.0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7">
                <text:p>307</text:p>
              </table:table-cell>
              <table:table-cell office:value-type="float" office:value="0.00375">
                <text:p>0.0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9">
                <text:p>189</text:p>
              </table:table-cell>
              <table:table-cell office:value-type="float" office:value="0.00383">
                <text:p>0.00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0.01852">
                <text:p>0.0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5">
                <text:p>185</text:p>
              </table:table-cell>
              <table:table-cell office:value-type="float" office:value="0.00713">
                <text:p>0.0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0.01385">
                <text:p>0.0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8">
                <text:p>158</text:p>
              </table:table-cell>
              <table:table-cell office:value-type="float" office:value="0.00693">
                <text:p>0.00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">
                <text:p>181</text:p>
              </table:table-cell>
              <table:table-cell office:value-type="float" office:value="0.00708">
                <text:p>0.00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">
                <text:p>118</text:p>
              </table:table-cell>
              <table:table-cell office:value-type="float" office:value="0.00816">
                <text:p>0.0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9">
                <text:p>189</text:p>
              </table:table-cell>
              <table:table-cell office:value-type="float" office:value="0.00594">
                <text:p>0.0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4">
                <text:p>264</text:p>
              </table:table-cell>
              <table:table-cell office:value-type="float" office:value="0.00348">
                <text:p>0.0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0.00591">
                <text:p>0.0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  <table:table-cell office:value-type="float" office:value="0.00649">
                <text:p>0.0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">
                <text:p>487</text:p>
              </table:table-cell>
              <table:table-cell office:value-type="float" office:value="0.00232">
                <text:p>0.0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">
                <text:p>50</text:p>
              </table:table-cell>
              <table:table-cell office:value-type="float" office:value="0.03941">
                <text:p>0.0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1">
                <text:p>251</text:p>
              </table:table-cell>
              <table:table-cell office:value-type="float" office:value="0.00406">
                <text:p>0.00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5">
                <text:p>65</text:p>
              </table:table-cell>
              <table:table-cell office:value-type="float" office:value="0.01341">
                <text:p>0.0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">
                <text:p>74</text:p>
              </table:table-cell>
              <table:table-cell office:value-type="float" office:value="0.02574">
                <text:p>0.0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">
                <text:p>62</text:p>
              </table:table-cell>
              <table:table-cell office:value-type="float" office:value="0.0307">
                <text:p>0.0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9">
                <text:p>119</text:p>
              </table:table-cell>
              <table:table-cell office:value-type="float" office:value="0.01162">
                <text:p>0.0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">
                <text:p>94</text:p>
              </table:table-cell>
              <table:table-cell office:value-type="float" office:value="0.01958">
                <text:p>0.0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2">
                <text:p>192</text:p>
              </table:table-cell>
              <table:table-cell office:value-type="float" office:value="0.00662">
                <text:p>0.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0.00395">
                <text:p>0.0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">
                <text:p>76</text:p>
              </table:table-cell>
              <table:table-cell office:value-type="float" office:value="0.02356">
                <text:p>0.0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  <table:table-cell office:value-type="float" office:value="0.01882">
                <text:p>0.0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">
                <text:p>87</text:p>
              </table:table-cell>
              <table:table-cell office:value-type="float" office:value="0.0164">
                <text:p>0.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">
                <text:p>89</text:p>
              </table:table-cell>
              <table:table-cell office:value-type="float" office:value="0.01064">
                <text:p>0.0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8">
                <text:p>158</text:p>
              </table:table-cell>
              <table:table-cell office:value-type="float" office:value="0.00642">
                <text:p>0.0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5">
                <text:p>135</text:p>
              </table:table-cell>
              <table:table-cell office:value-type="float" office:value="0.00966">
                <text:p>0.0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2">
                <text:p>262</text:p>
              </table:table-cell>
              <table:table-cell office:value-type="float" office:value="0.00524">
                <text:p>0.0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0.01417">
                <text:p>0.0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">
                <text:p>83</text:p>
              </table:table-cell>
              <table:table-cell office:value-type="float" office:value="0.01248">
                <text:p>0.0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8">
                <text:p>128</text:p>
              </table:table-cell>
              <table:table-cell office:value-type="float" office:value="0.00914">
                <text:p>0.00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">
                <text:p>74</text:p>
              </table:table-cell>
              <table:table-cell office:value-type="float" office:value="0.01618">
                <text:p>0.0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">
                <text:p>99</text:p>
              </table:table-cell>
              <table:table-cell office:value-type="float" office:value="0.02133">
                <text:p>0.0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">
                <text:p>127</text:p>
              </table:table-cell>
              <table:table-cell office:value-type="float" office:value="0.00883">
                <text:p>0.00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2">
                <text:p>312</text:p>
              </table:table-cell>
              <table:table-cell office:value-type="float" office:value="0.00403">
                <text:p>0.0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7">
                <text:p>167</text:p>
              </table:table-cell>
              <table:table-cell office:value-type="float" office:value="0.0081">
                <text:p>0.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">
                <text:p>47</text:p>
              </table:table-cell>
              <table:table-cell office:value-type="float" office:value="0.04909">
                <text:p>0.0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">
                <text:p>71</text:p>
              </table:table-cell>
              <table:table-cell office:value-type="float" office:value="0.00476">
                <text:p>0.0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7">
                <text:p>117</text:p>
              </table:table-cell>
              <table:table-cell office:value-type="float" office:value="0.01667">
                <text:p>0.0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1496">
                <text:p>0.0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">
                <text:p>115</text:p>
              </table:table-cell>
              <table:table-cell office:value-type="float" office:value="0.00847">
                <text:p>0.0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9">
                <text:p>339</text:p>
              </table:table-cell>
              <table:table-cell office:value-type="float" office:value="0.00272">
                <text:p>0.0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9">
                <text:p>339</text:p>
              </table:table-cell>
              <table:table-cell office:value-type="float" office:value="0.00255">
                <text:p>0.0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0">
                <text:p>740</text:p>
              </table:table-cell>
              <table:table-cell office:value-type="float" office:value="0.00096">
                <text:p>0.0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  <table:table-cell office:value-type="float" office:value="0.01667">
                <text:p>0.0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1">
                <text:p>161</text:p>
              </table:table-cell>
              <table:table-cell office:value-type="float" office:value="0.00897">
                <text:p>0.0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  <table:table-cell office:value-type="float" office:value="0.01128">
                <text:p>0.0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4">
                <text:p>224</text:p>
              </table:table-cell>
              <table:table-cell office:value-type="float" office:value="0.00502">
                <text:p>0.00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  <table:table-cell office:value-type="float" office:value="0.00881">
                <text:p>0.0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8">
                <text:p>588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3">
                <text:p>123</text:p>
              </table:table-cell>
              <table:table-cell office:value-type="float" office:value="0.00862">
                <text:p>0.0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4">
                <text:p>354</text:p>
              </table:table-cell>
              <table:table-cell office:value-type="float" office:value="0.00289">
                <text:p>0.0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1">
                <text:p>211</text:p>
              </table:table-cell>
              <table:table-cell office:value-type="float" office:value="0.00459">
                <text:p>0.0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">
                <text:p>113</text:p>
              </table:table-cell>
              <table:table-cell office:value-type="float" office:value="0.0127">
                <text:p>0.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">
                <text:p>101</text:p>
              </table:table-cell>
              <table:table-cell office:value-type="float" office:value="0.01255">
                <text:p>0.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">
                <text:p>77</text:p>
              </table:table-cell>
              <table:table-cell office:value-type="float" office:value="0.01964">
                <text:p>0.0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">
                <text:p>26</text:p>
              </table:table-cell>
              <table:table-cell office:value-type="float" office:value="0.03008">
                <text:p>0.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7">
                <text:p>187</text:p>
              </table:table-cell>
              <table:table-cell office:value-type="float" office:value="0.00769">
                <text:p>0.0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3">
                <text:p>163</text:p>
              </table:table-cell>
              <table:table-cell office:value-type="float" office:value="0.01152">
                <text:p>0.0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  <table:table-cell office:value-type="float" office:value="0.03704">
                <text:p>0.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6">
                <text:p>336</text:p>
              </table:table-cell>
              <table:table-cell office:value-type="float" office:value="0.00252">
                <text:p>0.0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0">
                <text:p>210</text:p>
              </table:table-cell>
              <table:table-cell office:value-type="float" office:value="0.00465">
                <text:p>0.0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">
                <text:p>85</text:p>
              </table:table-cell>
              <table:table-cell office:value-type="float" office:value="0.00239">
                <text:p>0.00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1">
                <text:p>111</text:p>
              </table:table-cell>
              <table:table-cell office:value-type="float" office:value="0.01462">
                <text:p>0.0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0.00223">
                <text:p>0.0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2">
                <text:p>122</text:p>
              </table:table-cell>
              <table:table-cell office:value-type="float" office:value="0.00994">
                <text:p>0.00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">
                <text:p>138</text:p>
              </table:table-cell>
              <table:table-cell office:value-type="float" office:value="0.00626">
                <text:p>0.0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5">
                <text:p>175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">
                <text:p>139</text:p>
              </table:table-cell>
              <table:table-cell office:value-type="float" office:value="0.00364">
                <text:p>0.0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">
                <text:p>139</text:p>
              </table:table-cell>
              <table:table-cell office:value-type="float" office:value="0.00736">
                <text:p>0.0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">
                <text:p>146</text:p>
              </table:table-cell>
              <table:table-cell office:value-type="float" office:value="0.00701">
                <text:p>0.00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">
                <text:p>106</text:p>
              </table:table-cell>
              <table:table-cell office:value-type="float" office:value="0.01093">
                <text:p>0.0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">
                <text:p>81</text:p>
              </table:table-cell>
              <table:table-cell office:value-type="float" office:value="0.01893">
                <text:p>0.0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4">
                <text:p>104</text:p>
              </table:table-cell>
              <table:table-cell office:value-type="float" office:value="0.01211">
                <text:p>0.0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6">
                <text:p>186</text:p>
              </table:table-cell>
              <table:table-cell office:value-type="float" office:value="0.00524">
                <text:p>0.0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">
                <text:p>43</text:p>
              </table:table-cell>
              <table:table-cell office:value-type="float" office:value="0.03009">
                <text:p>0.0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5">
                <text:p>285</text:p>
              </table:table-cell>
              <table:table-cell office:value-type="float" office:value="0.00357">
                <text:p>0.00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">
                <text:p>83</text:p>
              </table:table-cell>
              <table:table-cell office:value-type="float" office:value="0.02159">
                <text:p>0.0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">
                <text:p>131</text:p>
              </table:table-cell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">
                <text:p>82</text:p>
              </table:table-cell>
              <table:table-cell office:value-type="float" office:value="0.01491">
                <text:p>0.0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">
                <text:p>152</text:p>
              </table:table-cell>
              <table:table-cell office:value-type="float" office:value="0.00562">
                <text:p>0.0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3">
                <text:p>143</text:p>
              </table:table-cell>
              <table:table-cell office:value-type="float" office:value="0.01017">
                <text:p>0.0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">
                <text:p>151</text:p>
              </table:table-cell>
              <table:table-cell office:value-type="float" office:value="0.00755">
                <text:p>0.00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7">
                <text:p>237</text:p>
              </table:table-cell>
              <table:table-cell office:value-type="float" office:value="0.00499">
                <text:p>0.0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5">
                <text:p>125</text:p>
              </table:table-cell>
              <table:table-cell office:value-type="float" office:value="0.01154">
                <text:p>0.0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">
                <text:p>83</text:p>
              </table:table-cell>
              <table:table-cell office:value-type="float" office:value="0.02164">
                <text:p>0.0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">
                <text:p>120</text:p>
              </table:table-cell>
              <table:table-cell office:value-type="float" office:value="0.00921">
                <text:p>0.0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">
                <text:p>52</text:p>
              </table:table-cell>
              <table:table-cell office:value-type="float" office:value="0.02185">
                <text:p>0.0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2">
                <text:p>252</text:p>
              </table:table-cell>
              <table:table-cell office:value-type="float" office:value="0.00479">
                <text:p>0.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00181">
                <text:p>0.0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1">
                <text:p>331</text:p>
              </table:table-cell>
              <table:table-cell office:value-type="float" office:value="0.00315">
                <text:p>0.0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">
                <text:p>67</text:p>
              </table:table-cell>
              <table:table-cell office:value-type="float" office:value="0.02232">
                <text:p>0.0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">
                <text:p>159</text:p>
              </table:table-cell>
              <table:table-cell office:value-type="float" office:value="0.00752">
                <text:p>0.0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">
                <text:p>86</text:p>
              </table:table-cell>
              <table:table-cell office:value-type="float" office:value="0.01677">
                <text:p>0.0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">
                <text:p>96</text:p>
              </table:table-cell>
              <table:table-cell office:value-type="float" office:value="0.01563">
                <text:p>0.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">
                <text:p>143</text:p>
              </table:table-cell>
              <table:table-cell office:value-type="float" office:value="0.00907">
                <text:p>0.00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8">
                <text:p>548</text:p>
              </table:table-cell>
              <table:table-cell office:value-type="float" office:value="0.00137">
                <text:p>0.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0.02867">
                <text:p>0.0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">
                <text:p>94</text:p>
              </table:table-cell>
              <table:table-cell office:value-type="float" office:value="0.01557">
                <text:p>0.0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8">
                <text:p>278</text:p>
              </table:table-cell>
              <table:table-cell office:value-type="float" office:value="0.00333">
                <text:p>0.0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6">
                <text:p>166</text:p>
              </table:table-cell>
              <table:table-cell office:value-type="float" office:value="0.01002">
                <text:p>0.0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">
                <text:p>4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0">
                <text:p>260</text:p>
              </table:table-cell>
              <table:table-cell office:value-type="float" office:value="0.00189">
                <text:p>0.0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">
                <text:p>143</text:p>
              </table:table-cell>
              <table:table-cell office:value-type="float" office:value="0.01279">
                <text:p>0.0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">
                <text:p>261</text:p>
              </table:table-cell>
              <table:table-cell office:value-type="float" office:value="0.00443">
                <text:p>0.0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0.00564">
                <text:p>0.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.01506">
                <text:p>0.0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0">
                <text:p>290</text:p>
              </table:table-cell>
              <table:table-cell office:value-type="float" office:value="0.00252">
                <text:p>0.0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3">
                <text:p>123</text:p>
              </table:table-cell>
              <table:table-cell office:value-type="float" office:value="0.01306">
                <text:p>0.0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  <table:table-cell office:value-type="float" office:value="0.02727">
                <text:p>0.0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">
                <text:p>516</text:p>
              </table:table-cell>
              <table:table-cell office:value-type="float" office:value="0.00208">
                <text:p>0.0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">
                <text:p>77</text:p>
              </table:table-cell>
              <table:table-cell office:value-type="float" office:value="0.02703">
                <text:p>0.0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7">
                <text:p>357</text:p>
              </table:table-cell>
              <table:table-cell office:value-type="float" office:value="0.00167">
                <text:p>0.0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6">
                <text:p>196</text:p>
              </table:table-cell>
              <table:table-cell office:value-type="float" office:value="0.00465">
                <text:p>0.0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0.02324">
                <text:p>0.0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7">
                <text:p>227</text:p>
              </table:table-cell>
              <table:table-cell office:value-type="float" office:value="0.0056">
                <text:p>0.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.02134">
                <text:p>0.0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7">
                <text:p>167</text:p>
              </table:table-cell>
              <table:table-cell office:value-type="float" office:value="0.00565">
                <text:p>0.0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">
                <text:p>74</text:p>
              </table:table-cell>
              <table:table-cell office:value-type="float" office:value="0.01742">
                <text:p>0.0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">
                <text:p>142</text:p>
              </table:table-cell>
              <table:table-cell office:value-type="float" office:value="0.01115">
                <text:p>0.0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">
                <text:p>92</text:p>
              </table:table-cell>
              <table:table-cell office:value-type="float" office:value="0.00537">
                <text:p>0.0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4">
                <text:p>174</text:p>
              </table:table-cell>
              <table:table-cell office:value-type="float" office:value="0.0078">
                <text:p>0.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">
                <text:p>98</text:p>
              </table:table-cell>
              <table:table-cell office:value-type="float" office:value="0.0138">
                <text:p>0.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">
                <text:p>147</text:p>
              </table:table-cell>
              <table:table-cell office:value-type="float" office:value="0.00661">
                <text:p>0.0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0.00128">
                <text:p>0.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">
                <text:p>168</text:p>
              </table:table-cell>
              <table:table-cell office:value-type="float" office:value="0.00628">
                <text:p>0.0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">
                <text:p>91</text:p>
              </table:table-cell>
              <table:table-cell office:value-type="float" office:value="0.00969">
                <text:p>0.00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2">
                <text:p>202</text:p>
              </table:table-cell>
              <table:table-cell office:value-type="float" office:value="0.00463">
                <text:p>0.0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0.00697">
                <text:p>0.0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">
                <text:p>131</text:p>
              </table:table-cell>
              <table:table-cell office:value-type="float" office:value="0.01352">
                <text:p>0.0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">
                <text:p>77</text:p>
              </table:table-cell>
              <table:table-cell office:value-type="float" office:value="0.01892">
                <text:p>0.0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">
                <text:p>67</text:p>
              </table:table-cell>
              <table:table-cell office:value-type="float" office:value="0.03022">
                <text:p>0.0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6">
                <text:p>86</text:p>
              </table:table-cell>
              <table:table-cell office:value-type="float" office:value="0.00174">
                <text:p>0.0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">
                <text:p>104</text:p>
              </table:table-cell>
              <table:table-cell office:value-type="float" office:value="0.02037">
                <text:p>0.0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0.00121">
                <text:p>0.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">
                <text:p>140</text:p>
              </table:table-cell>
              <table:table-cell office:value-type="float" office:value="0.00722">
                <text:p>0.0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4">
                <text:p>374</text:p>
              </table:table-cell>
              <table:table-cell office:value-type="float" office:value="0.00398">
                <text:p>0.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">
                <text:p>83</text:p>
              </table:table-cell>
              <table:table-cell office:value-type="float" office:value="0.0193">
                <text:p>0.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3">
                <text:p>173</text:p>
              </table:table-cell>
              <table:table-cell office:value-type="float" office:value="0.00775">
                <text:p>0.00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1">
                <text:p>221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">
                <text:p>90</text:p>
              </table:table-cell>
              <table:table-cell office:value-type="float" office:value="0.02112">
                <text:p>0.0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1">
                <text:p>401</text:p>
              </table:table-cell>
              <table:table-cell office:value-type="float" office:value="0.00286">
                <text:p>0.0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">
                <text:p>148</text:p>
              </table:table-cell>
              <table:table-cell office:value-type="float" office:value="0.00895">
                <text:p>0.0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">
                <text:p>106</text:p>
              </table:table-cell>
              <table:table-cell office:value-type="float" office:value="0.01545">
                <text:p>0.0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7">
                <text:p>177</text:p>
              </table:table-cell>
              <table:table-cell office:value-type="float" office:value="0.00206">
                <text:p>0.0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1">
                <text:p>51</text:p>
              </table:table-cell>
              <table:table-cell office:value-type="float" office:value="0.01543">
                <text:p>0.0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">
                <text:p>123</text:p>
              </table:table-cell>
              <table:table-cell office:value-type="float" office:value="0.00955">
                <text:p>0.00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  <table:table-cell office:value-type="float" office:value="0.0101">
                <text:p>0.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">
                <text:p>121</text:p>
              </table:table-cell>
              <table:table-cell office:value-type="float" office:value="0.00273">
                <text:p>0.0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">
                <text:p>150</text:p>
              </table:table-cell>
              <table:table-cell office:value-type="float" office:value="0.00949">
                <text:p>0.0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">
                <text:p>200</text:p>
              </table:table-cell>
              <table:table-cell office:value-type="float" office:value="0.00632">
                <text:p>0.0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">
                <text:p>189</text:p>
              </table:table-cell>
              <table:table-cell office:value-type="float" office:value="0.00752">
                <text:p>0.0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">
                <text:p>102</text:p>
              </table:table-cell>
              <table:table-cell office:value-type="float" office:value="0.00754">
                <text:p>0.0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">
                <text:p>129</text:p>
              </table:table-cell>
              <table:table-cell office:value-type="float" office:value="0.00987">
                <text:p>0.0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6">
                <text:p>116</text:p>
              </table:table-cell>
              <table:table-cell office:value-type="float" office:value="0.01502">
                <text:p>0.0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">
                <text:p>79</text:p>
              </table:table-cell>
              <table:table-cell office:value-type="float" office:value="0.01647">
                <text:p>0.0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3">
                <text:p>263</text:p>
              </table:table-cell>
              <table:table-cell office:value-type="float" office:value="0.00445">
                <text:p>0.00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">
                <text:p>103</text:p>
              </table:table-cell>
              <table:table-cell office:value-type="float" office:value="0.00901">
                <text:p>0.0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8">
                <text:p>348</text:p>
              </table:table-cell>
              <table:table-cell office:value-type="float" office:value="0.00395">
                <text:p>0.0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2">
                <text:p>372</text:p>
              </table:table-cell>
              <table:table-cell office:value-type="float" office:value="0.00303">
                <text:p>0.0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">
                <text:p>102</text:p>
              </table:table-cell>
              <table:table-cell office:value-type="float" office:value="0.00232">
                <text:p>0.0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">
                <text:p>71</text:p>
              </table:table-cell>
              <table:table-cell office:value-type="float" office:value="0.02552">
                <text:p>0.0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7">
                <text:p>227</text:p>
              </table:table-cell>
              <table:table-cell office:value-type="float" office:value="0.00494">
                <text:p>0.0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">
                <text:p>45</text:p>
              </table:table-cell>
              <table:table-cell office:value-type="float" office:value="0.02404">
                <text:p>0.0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9">
                <text:p>139</text:p>
              </table:table-cell>
              <table:table-cell office:value-type="float" office:value="0.00932">
                <text:p>0.0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">
                <text:p>117</text:p>
              </table:table-cell>
              <table:table-cell office:value-type="float" office:value="0.01588">
                <text:p>0.0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">
                <text:p>487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5">
                <text:p>85</text:p>
              </table:table-cell>
              <table:table-cell office:value-type="float" office:value="0.01993">
                <text:p>0.0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">
                <text:p>91</text:p>
              </table:table-cell>
              <table:table-cell office:value-type="float" office:value="0.02174">
                <text:p>0.0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9">
                <text:p>119</text:p>
              </table:table-cell>
              <table:table-cell office:value-type="float" office:value="0.01417">
                <text:p>0.0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">
                <text:p>56</text:p>
              </table:table-cell>
              <table:table-cell office:value-type="float" office:value="0.00937">
                <text:p>0.0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">
                <text:p>68</text:p>
              </table:table-cell>
              <table:table-cell office:value-type="float" office:value="0.02222">
                <text:p>0.0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">
                <text:p>87</text:p>
              </table:table-cell>
              <table:table-cell office:value-type="float" office:value="0.00851">
                <text:p>0.0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0.0192">
                <text:p>0.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9">
                <text:p>189</text:p>
              </table:table-cell>
              <table:table-cell office:value-type="float" office:value="0.00273">
                <text:p>0.0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">
                <text:p>101</text:p>
              </table:table-cell>
              <table:table-cell office:value-type="float" office:value="0.01451">
                <text:p>0.0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1">
                <text:p>141</text:p>
              </table:table-cell>
              <table:table-cell office:value-type="float" office:value="0.00101">
                <text:p>0.0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3">
                <text:p>123</text:p>
              </table:table-cell>
              <table:table-cell office:value-type="float" office:value="0.01165">
                <text:p>0.0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">
                <text:p>198</text:p>
              </table:table-cell>
              <table:table-cell office:value-type="float" office:value="0.00463">
                <text:p>0.0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0">
                <text:p>410</text:p>
              </table:table-cell>
              <table:table-cell office:value-type="float" office:value="0.00278">
                <text:p>0.0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0.00268">
                <text:p>0.00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">
                <text:p>69</text:p>
              </table:table-cell>
              <table:table-cell office:value-type="float" office:value="0.03077">
                <text:p>0.0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2">
                <text:p>292</text:p>
              </table:table-cell>
              <table:table-cell office:value-type="float" office:value="0.00311">
                <text:p>0.00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8">
                <text:p>218</text:p>
              </table:table-cell>
              <table:table-cell office:value-type="float" office:value="0.00177">
                <text:p>0.0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7">
                <text:p>87</text:p>
              </table:table-cell>
              <table:table-cell office:value-type="float" office:value="0.02108">
                <text:p>0.0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">
                <text:p>202</text:p>
              </table:table-cell>
              <table:table-cell office:value-type="float" office:value="0.00551">
                <text:p>0.00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6">
                <text:p>226</text:p>
              </table:table-cell>
              <table:table-cell office:value-type="float" office:value="0.00572">
                <text:p>0.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03045">
                <text:p>0.03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">
                <text:p>72</text:p>
              </table:table-cell>
              <table:table-cell office:value-type="float" office:value="0.03652">
                <text:p>0.0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4">
                <text:p>114</text:p>
              </table:table-cell>
              <table:table-cell office:value-type="float" office:value="0.01423">
                <text:p>0.0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">
                <text:p>53</text:p>
              </table:table-cell>
              <table:table-cell office:value-type="float" office:value="0.01852">
                <text:p>0.0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">
                <text:p>70</text:p>
              </table:table-cell>
              <table:table-cell office:value-type="float" office:value="0.02185">
                <text:p>0.0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">
                <text:p>58</text:p>
              </table:table-cell>
              <table:table-cell office:value-type="float" office:value="0.02262">
                <text:p>0.0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">
                <text:p>58</text:p>
              </table:table-cell>
              <table:table-cell office:value-type="float" office:value="0.03486">
                <text:p>0.0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2">
                <text:p>222</text:p>
              </table:table-cell>
              <table:table-cell office:value-type="float" office:value="0.00496">
                <text:p>0.0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5">
                <text:p>155</text:p>
              </table:table-cell>
              <table:table-cell office:value-type="float" office:value="0.00602">
                <text:p>0.0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8">
                <text:p>288</text:p>
              </table:table-cell>
              <table:table-cell office:value-type="float" office:value="0.00382">
                <text:p>0.0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0.00177">
                <text:p>0.0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8">
                <text:p>128</text:p>
              </table:table-cell>
              <table:table-cell office:value-type="float" office:value="0.01207">
                <text:p>0.0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6">
                <text:p>76</text:p>
              </table:table-cell>
              <table:table-cell office:value-type="float" office:value="0.01615">
                <text:p>0.0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">
                <text:p>89</text:p>
              </table:table-cell>
              <table:table-cell office:value-type="float" office:value="0.01846">
                <text:p>0.0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">
                <text:p>98</text:p>
              </table:table-cell>
              <table:table-cell office:value-type="float" office:value="0.02125">
                <text:p>0.0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0">
                <text:p>470</text:p>
              </table:table-cell>
              <table:table-cell office:value-type="float" office:value="0.00155">
                <text:p>0.0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0">
                <text:p>760</text:p>
              </table:table-cell>
              <table:table-cell office:value-type="float" office:value="0.00117">
                <text:p>0.0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">
                <text:p>38</text:p>
              </table:table-cell>
              <table:table-cell office:value-type="float" office:value="0.02241">
                <text:p>0.0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">
                <text:p>71</text:p>
              </table:table-cell>
              <table:table-cell office:value-type="float" office:value="0.02409">
                <text:p>0.0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0">
                <text:p>130</text:p>
              </table:table-cell>
              <table:table-cell office:value-type="float" office:value="0.0071">
                <text:p>0.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1">
                <text:p>261</text:p>
              </table:table-cell>
              <table:table-cell office:value-type="float" office:value="0.00224">
                <text:p>0.0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1">
                <text:p>111</text:p>
              </table:table-cell>
              <table:table-cell office:value-type="float" office:value="0.01561">
                <text:p>0.0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7">
                <text:p>147</text:p>
              </table:table-cell>
              <table:table-cell office:value-type="float" office:value="0.00203">
                <text:p>0.0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8">
                <text:p>158</text:p>
              </table:table-cell>
              <table:table-cell office:value-type="float" office:value="0.00298">
                <text:p>0.0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">
                <text:p>67</text:p>
              </table:table-cell>
              <table:table-cell office:value-type="float" office:value="0.02317">
                <text:p>0.0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">
                <text:p>107</text:p>
              </table:table-cell>
              <table:table-cell office:value-type="float" office:value="0.01398">
                <text:p>0.0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">
                <text:p>45</text:p>
              </table:table-cell>
              <table:table-cell office:value-type="float" office:value="0.02273">
                <text:p>0.0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7">
                <text:p>137</text:p>
              </table:table-cell>
              <table:table-cell office:value-type="float" office:value="0.00704">
                <text:p>0.0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8">
                <text:p>88</text:p>
              </table:table-cell>
              <table:table-cell office:value-type="float" office:value="0.02377">
                <text:p>0.0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">
                <text:p>68</text:p>
              </table:table-cell>
              <table:table-cell office:value-type="float" office:value="0.00865">
                <text:p>0.0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">
                <text:p>107</text:p>
              </table:table-cell>
              <table:table-cell office:value-type="float" office:value="0.01453">
                <text:p>0.0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7">
                <text:p>57</text:p>
              </table:table-cell>
              <table:table-cell office:value-type="float" office:value="0.04218">
                <text:p>0.04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8">
                <text:p>48</text:p>
              </table:table-cell>
              <table:table-cell office:value-type="float" office:value="0.04286">
                <text:p>0.0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9">
                <text:p>79</text:p>
              </table:table-cell>
              <table:table-cell office:value-type="float" office:value="0.01224">
                <text:p>0.0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">
                <text:p>89</text:p>
              </table:table-cell>
              <table:table-cell office:value-type="float" office:value="0.00878">
                <text:p>0.0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">
                <text:p>46</text:p>
              </table:table-cell>
              <table:table-cell office:value-type="float" office:value="0.02708">
                <text:p>0.0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3">
                <text:p>143</text:p>
              </table:table-cell>
              <table:table-cell office:value-type="float" office:value="0.00558">
                <text:p>0.00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0.00448">
                <text:p>0.0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1">
                <text:p>81</text:p>
              </table:table-cell>
              <table:table-cell office:value-type="float" office:value="0.01404">
                <text:p>0.0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6">
                <text:p>206</text:p>
              </table:table-cell>
              <table:table-cell office:value-type="float" office:value="0.00519">
                <text:p>0.0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2">
                <text:p>282</text:p>
              </table:table-cell>
              <table:table-cell office:value-type="float" office:value="0.00524">
                <text:p>0.0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">
                <text:p>44</text:p>
              </table:table-cell>
              <table:table-cell office:value-type="float" office:value="0.04138">
                <text:p>0.0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5">
                <text:p>295</text:p>
              </table:table-cell>
              <table:table-cell office:value-type="float" office:value="0.00345">
                <text:p>0.0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  <table:table-cell office:value-type="float" office:value="0.02612">
                <text:p>0.0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5">
                <text:p>45</text:p>
              </table:table-cell>
              <table:table-cell office:value-type="float" office:value="0.07143">
                <text:p>0.0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">
                <text:p>176</text:p>
              </table:table-cell>
              <table:table-cell office:value-type="float" office:value="0.00871">
                <text:p>0.0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">
                <text:p>69</text:p>
              </table:table-cell>
              <table:table-cell office:value-type="float" office:value="0.00358">
                <text:p>0.0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0.00788">
                <text:p>0.00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1">
                <text:p>161</text:p>
              </table:table-cell>
              <table:table-cell office:value-type="float" office:value="0.00789">
                <text:p>0.0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6">
                <text:p>216</text:p>
              </table:table-cell>
              <table:table-cell office:value-type="float" office:value="0.00659">
                <text:p>0.0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">
                <text:p>50</text:p>
              </table:table-cell>
              <table:table-cell office:value-type="float" office:value="0.01623">
                <text:p>0.0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">
                <text:p>58</text:p>
              </table:table-cell>
              <table:table-cell office:value-type="float" office:value="0.01786">
                <text:p>0.0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7">
                <text:p>107</text:p>
              </table:table-cell>
              <table:table-cell office:value-type="float" office:value="0.01489">
                <text:p>0.0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">
                <text:p>151</text:p>
              </table:table-cell>
              <table:table-cell office:value-type="float" office:value="0.00985">
                <text:p>0.00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">
                <text:p>69</text:p>
              </table:table-cell>
              <table:table-cell office:value-type="float" office:value="0.02593">
                <text:p>0.0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0">
                <text:p>190</text:p>
              </table:table-cell>
              <table:table-cell office:value-type="float" office:value="0.00629">
                <text:p>0.00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9">
                <text:p>209</text:p>
              </table:table-cell>
              <table:table-cell office:value-type="float" office:value="0.00392">
                <text:p>0.0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1">
                <text:p>81</text:p>
              </table:table-cell>
              <table:table-cell office:value-type="float" office:value="0.02442">
                <text:p>0.0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0.05138">
                <text:p>0.0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4">
                <text:p>224</text:p>
              </table:table-cell>
              <table:table-cell office:value-type="float" office:value="0.0045">
                <text:p>0.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5">
                <text:p>155</text:p>
              </table:table-cell>
              <table:table-cell office:value-type="float" office:value="0.00541">
                <text:p>0.0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">
                <text:p>81</text:p>
              </table:table-cell>
              <table:table-cell office:value-type="float" office:value="0.01977">
                <text:p>0.0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3">
                <text:p>203</text:p>
              </table:table-cell>
              <table:table-cell office:value-type="float" office:value="0.00419">
                <text:p>0.0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">
                <text:p>75</text:p>
              </table:table-cell>
              <table:table-cell office:value-type="float" office:value="0.0094">
                <text:p>0.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9">
                <text:p>159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">
                <text:p>70</text:p>
              </table:table-cell>
              <table:table-cell office:value-type="float" office:value="0.01389">
                <text:p>0.0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0">
                <text:p>170</text:p>
              </table:table-cell>
              <table:table-cell office:value-type="float" office:value="0.00637">
                <text:p>0.00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">
                <text:p>157</text:p>
              </table:table-cell>
              <table:table-cell office:value-type="float" office:value="0.00285">
                <text:p>0.0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">
                <text:p>123</text:p>
              </table:table-cell>
              <table:table-cell office:value-type="float" office:value="0.00986">
                <text:p>0.0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3">
                <text:p>63</text:p>
              </table:table-cell>
              <table:table-cell office:value-type="float" office:value="0.03333">
                <text:p>0.0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">
                <text:p>113</text:p>
              </table:table-cell>
              <table:table-cell office:value-type="float" office:value="0.00823">
                <text:p>0.00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">
                <text:p>85</text:p>
              </table:table-cell>
              <table:table-cell office:value-type="float" office:value="0.01443">
                <text:p>0.0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9">
                <text:p>259</text:p>
              </table:table-cell>
              <table:table-cell office:value-type="float" office:value="0.0039">
                <text:p>0.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">
                <text:p>182</text:p>
              </table:table-cell>
              <table:table-cell office:value-type="float" office:value="0.00822">
                <text:p>0.0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7">
                <text:p>127</text:p>
              </table:table-cell>
              <table:table-cell office:value-type="float" office:value="0.0122">
                <text:p>0.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4">
                <text:p>144</text:p>
              </table:table-cell>
              <table:table-cell office:value-type="float" office:value="0.01055">
                <text:p>0.0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">
                <text:p>76</text:p>
              </table:table-cell>
              <table:table-cell office:value-type="float" office:value="0.02091">
                <text:p>0.0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">
                <text:p>44</text:p>
              </table:table-cell>
              <table:table-cell office:value-type="float" office:value="0.0069">
                <text:p>0.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0.01801">
                <text:p>0.0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">
                <text:p>51</text:p>
              </table:table-cell>
              <table:table-cell office:value-type="float" office:value="0.01567">
                <text:p>0.0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7">
                <text:p>117</text:p>
              </table:table-cell>
              <table:table-cell office:value-type="float" office:value="0.00123">
                <text:p>0.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">
                <text:p>159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">
                <text:p>105</text:p>
              </table:table-cell>
              <table:table-cell office:value-type="float" office:value="0.00189">
                <text:p>0.0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">
                <text:p>101</text:p>
              </table:table-cell>
              <table:table-cell office:value-type="float" office:value="0.00533">
                <text:p>0.00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  <table:table-cell office:value-type="float" office:value="0.00708">
                <text:p>0.00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8">
                <text:p>178</text:p>
              </table:table-cell>
              <table:table-cell office:value-type="float" office:value="0.00507">
                <text:p>0.0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8">
                <text:p>218</text:p>
              </table:table-cell>
              <table:table-cell office:value-type="float" office:value="0.00573">
                <text:p>0.0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">
                <text:p>48</text:p>
              </table:table-cell>
              <table:table-cell office:value-type="float" office:value="0.04492">
                <text:p>0.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  <table:table-cell office:value-type="float" office:value="0.0069">
                <text:p>0.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">
                <text:p>71</text:p>
              </table:table-cell>
              <table:table-cell office:value-type="float" office:value="0.02286">
                <text:p>0.0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">
                <text:p>91</text:p>
              </table:table-cell>
              <table:table-cell office:value-type="float" office:value="0.01701">
                <text:p>0.0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4">
                <text:p>214</text:p>
              </table:table-cell>
              <table:table-cell office:value-type="float" office:value="0.00547">
                <text:p>0.0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">
                <text:p>59</text:p>
              </table:table-cell>
              <table:table-cell office:value-type="float" office:value="0.02381">
                <text:p>0.0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0.00426">
                <text:p>0.00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">
                <text:p>113</text:p>
              </table:table-cell>
              <table:table-cell office:value-type="float" office:value="0.0116">
                <text:p>0.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7">
                <text:p>117</text:p>
              </table:table-cell>
              <table:table-cell office:value-type="float" office:value="0.01287">
                <text:p>0.0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">
                <text:p>49</text:p>
              </table:table-cell>
              <table:table-cell office:value-type="float" office:value="0.03137">
                <text:p>0.0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">
                <text:p>124</text:p>
              </table:table-cell>
              <table:table-cell office:value-type="float" office:value="0.00513">
                <text:p>0.0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7">
                <text:p>307</text:p>
              </table:table-cell>
              <table:table-cell office:value-type="float" office:value="0.0042">
                <text:p>0.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">
                <text:p>157</text:p>
              </table:table-cell>
              <table:table-cell office:value-type="float" office:value="0.00684">
                <text:p>0.0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  <table:table-cell office:value-type="float" office:value="0.01127">
                <text:p>0.0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9">
                <text:p>439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7">
                <text:p>177</text:p>
              </table:table-cell>
              <table:table-cell office:value-type="float" office:value="0.00558">
                <text:p>0.00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2">
                <text:p>162</text:p>
              </table:table-cell>
              <table:table-cell office:value-type="float" office:value="0.00341">
                <text:p>0.0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">
                <text:p>102</text:p>
              </table:table-cell>
              <table:table-cell office:value-type="float" office:value="0.01269">
                <text:p>0.0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">
                <text:p>39</text:p>
              </table:table-cell>
              <table:table-cell office:value-type="float" office:value="0.02593">
                <text:p>0.0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">
                <text:p>179</text:p>
              </table:table-cell>
              <table:table-cell office:value-type="float" office:value="0.00453">
                <text:p>0.0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7">
                <text:p>437</text:p>
              </table:table-cell>
              <table:table-cell office:value-type="float" office:value="0.00209">
                <text:p>0.0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">
                <text:p>63</text:p>
              </table:table-cell>
              <table:table-cell office:value-type="float" office:value="0.03144">
                <text:p>0.0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8">
                <text:p>108</text:p>
              </table:table-cell>
              <table:table-cell office:value-type="float" office:value="0.01275">
                <text:p>0.0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9">
                <text:p>209</text:p>
              </table:table-cell>
              <table:table-cell office:value-type="float" office:value="0.0053">
                <text:p>0.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7">
                <text:p>187</text:p>
              </table:table-cell>
              <table:table-cell office:value-type="float" office:value="0.00656">
                <text:p>0.0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1">
                <text:p>161</text:p>
              </table:table-cell>
              <table:table-cell office:value-type="float" office:value="0.00849">
                <text:p>0.0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9">
                <text:p>129</text:p>
              </table:table-cell>
              <table:table-cell office:value-type="float" office:value="0.0142">
                <text:p>0.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6">
                <text:p>136</text:p>
              </table:table-cell>
              <table:table-cell office:value-type="float" office:value="0.00748">
                <text:p>0.0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4">
                <text:p>194</text:p>
              </table:table-cell>
              <table:table-cell office:value-type="float" office:value="0.00634">
                <text:p>0.0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">
                <text:p>313</text:p>
              </table:table-cell>
              <table:table-cell office:value-type="float" office:value="0.00396">
                <text:p>0.0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1069">
                <text:p>0.0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9">
                <text:p>119</text:p>
              </table:table-cell>
              <table:table-cell office:value-type="float" office:value="0.00226">
                <text:p>0.0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5">
                <text:p>245</text:p>
              </table:table-cell>
              <table:table-cell office:value-type="float" office:value="0.00615">
                <text:p>0.0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">
                <text:p>77</text:p>
              </table:table-cell>
              <table:table-cell office:value-type="float" office:value="0.01494">
                <text:p>0.0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">
                <text:p>99</text:p>
              </table:table-cell>
              <table:table-cell office:value-type="float" office:value="0.01235">
                <text:p>0.0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8">
                <text:p>88</text:p>
              </table:table-cell>
              <table:table-cell office:value-type="float" office:value="0.01389">
                <text:p>0.0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">
                <text:p>41</text:p>
              </table:table-cell>
              <table:table-cell office:value-type="float" office:value="0.0675">
                <text:p>0.0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7">
                <text:p>287</text:p>
              </table:table-cell>
              <table:table-cell office:value-type="float" office:value="0.00364">
                <text:p>0.0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6">
                <text:p>86</text:p>
              </table:table-cell>
              <table:table-cell office:value-type="float" office:value="0.02168">
                <text:p>0.0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7">
                <text:p>117</text:p>
              </table:table-cell>
              <table:table-cell office:value-type="float" office:value="0.01083">
                <text:p>0.0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">
                <text:p>72</text:p>
              </table:table-cell>
              <table:table-cell office:value-type="float" office:value="0.02435">
                <text:p>0.0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">
                <text:p>90</text:p>
              </table:table-cell>
              <table:table-cell office:value-type="float" office:value="0.01322">
                <text:p>0.0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">
                <text:p>46</text:p>
              </table:table-cell>
              <table:table-cell office:value-type="float" office:value="0.05682">
                <text:p>0.0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3">
                <text:p>303</text:p>
              </table:table-cell>
              <table:table-cell office:value-type="float" office:value="0.00432">
                <text:p>0.0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